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27020000108B00000B1E6025F57CEA380A21.svg" manifest:media-type="image/svg+xml"/>
  <manifest:file-entry manifest:full-path="Pictures/10000201000000A00000006C5336EF2D19B98D64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2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2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304cm" fo:padding-top="0.1cm" fo:padding-bottom="0.1cm" fo:padding-left="0.267cm" fo:padding-right="0.267cm"/>
    </style:style>
    <style:style style:name="gr93" style:family="graphic" style:parent-style-name="standard">
      <style:graphic-properties draw:stroke="none" draw:fill="none" draw:textarea-vertical-align="middle" fo:min-height="0.793cm" fo:padding-top="0cm" fo:padding-bottom="0cm" fo:padding-left="0cm" fo:padding-right="0cm"/>
    </style:style>
    <style:style style:name="gr94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5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94cm" fo:min-width="0.396cm" fo:padding-top="0.05cm" fo:padding-bottom="0.1cm" fo:padding-left="0cm" fo:padding-right="0cm"/>
    </style:style>
    <style:style style:name="gr96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95cm" fo:min-width="0.422cm" fo:padding-top="0.05cm" fo:padding-bottom="0.1cm" fo:padding-left="0cm" fo:padding-right="0cm"/>
    </style:style>
    <style:style style:name="gr97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0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1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4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05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0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69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3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3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3cm" fo:min-width="0.396cm" fo:padding-top="0.05cm" fo:padding-bottom="0.1cm" fo:padding-left="0cm" fo:padding-right="0cm"/>
    </style:style>
    <style:style style:name="gr144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28cm" fo:min-width="0.396cm" fo:padding-top="0.05cm" fo:padding-bottom="0.1cm" fo:padding-left="0cm" fo:padding-right="0cm"/>
    </style:style>
    <style:style style:name="gr14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14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89cm" fo:min-width="0.396cm" fo:padding-top="0.05cm" fo:padding-bottom="0.1cm" fo:padding-left="0cm" fo:padding-right="0cm"/>
    </style:style>
    <style:style style:name="gr154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cm" fo:min-width="3.814cm" fo:padding-top="0.1cm" fo:padding-bottom="0.1cm" fo:padding-left="0.267cm" fo:padding-right="0.267cm"/>
    </style:style>
    <style:style style:name="gr155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814cm" fo:padding-top="0.1cm" fo:padding-bottom="0.1cm" fo:padding-left="0.267cm" fo:padding-right="0.267cm"/>
    </style:style>
    <style:style style:name="gr156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</style:style>
    <style:style style:name="gr157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14cm" fo:min-width="0.396cm" fo:padding-top="0.05cm" fo:padding-bottom="0.1cm" fo:padding-left="0cm" fo:padding-right="0cm"/>
    </style:style>
    <style:style style:name="gr15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661cm"/>
    </style:style>
    <style:style style:name="gr16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24cm" fo:min-width="3.304cm" fo:padding-top="0.1cm" fo:padding-bottom="0.1cm" fo:padding-left="0.267cm" fo:padding-right="0.267cm"/>
    </style:style>
    <style:style style:name="gr20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</style:style>
    <style:style style:name="gr23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cm" fo:min-width="3.814cm" fo:padding-top="0.1cm" fo:padding-bottom="0.1cm" fo:padding-left="0.267cm" fo:padding-right="0.267cm"/>
    </style:style>
    <style:style style:name="gr245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24cm" fo:min-width="3.814cm" fo:padding-top="0.1cm" fo:padding-bottom="0.1cm" fo:padding-left="0.267cm" fo:padding-right="0.267cm"/>
    </style:style>
    <style:style style:name="gr24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</style:style>
    <style:style style:name="gr26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269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270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7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80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28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</style:style>
    <style:style style:name="gr29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add8e6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solid" draw:fill-color="#ffffff"/>
      <style:paragraph-properties fo:text-align="center" style:writing-mode="lr-tb"/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3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solid" draw:fill-color="#add8e6"/>
      <style:paragraph-properties fo:text-align="center" style:writing-mode="lr-tb"/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4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/>
      <style:paragraph-properties style:writing-mode="lr-tb"/>
      <style:text-properties style:font-name="Noto Sans1" fo:font-size="16pt" fo:font-weight="bold" style:font-size-asian="16pt" style:font-weight-asian="bold" style:font-size-complex="16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-color="#add8e6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paragraph-properties style:writing-mode="lr-tb"/>
      <style:text-properties fo:color="#c5000b" fo:font-size="11pt" fo:font-weight="bold" style:font-size-asian="11pt" style:font-weight-asian="bold" style:font-size-complex="11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3465a4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style:text-outline="false" style:text-line-through-style="none" style:text-line-through-type="none" style:text-position="-33% 58%" style:font-name="Arial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/>
    </style:style>
    <style:style style:name="T1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style:text-position="33% 58%" style:font-name="Noto Sans2" fo:font-size="12pt" style:font-name-asian="Noto Sans2" style:font-size-asian="12pt" style:font-name-complex="Noto Sans2" style:font-size-complex="12pt"/>
    </style:style>
    <style:style style:name="T17" style:family="text">
      <style:text-properties style:font-name="Noto Sans2" fo:font-size="12pt" style:font-name-asian="Noto Sans2" style:font-size-asian="12pt" style:font-name-complex="Noto Sans2" style:font-size-complex="12pt"/>
    </style:style>
    <style:style style:name="T18" style:family="text">
      <style:text-properties style:font-name="Noto Sans2" fo:font-size="11pt" style:font-name-asian="Noto Sans2" style:font-size-asian="11pt" style:font-name-complex="Noto Sans2" style:font-size-complex="11pt"/>
    </style:style>
    <style:style style:name="T19" style:family="text">
      <style:text-properties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0" style:family="text">
      <style:text-properties style:text-position="-33% 58%"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1" style:family="text">
      <style:text-properties style:font-name="Noto Sans2" fo:font-size="16pt" fo:font-weight="bold" style:font-name-asian="Noto Sans2" style:font-size-asian="16pt" style:font-weight-asian="bold" style:font-name-complex="Noto Sans2" style:font-size-complex="16pt" style:font-weight-complex="bold"/>
    </style:style>
    <style:style style:name="T22" style:family="text">
      <style:text-properties fo:color="#000000" style:text-position="-33%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position="sub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use-window-font-color="true" style:text-outline="false" style:text-line-through-style="none" style:text-line-through-type="none" style:text-position="-33% 58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Noto Sans2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2" style:font-size-asian="10pt" style:language-asian="zh" style:country-asian="CN" style:font-style-asian="normal" style:font-weight-asian="normal" style:font-name-complex="Noto Sans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font-name="Noto Sans1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33% 58%" style:font-name="Arial1" fo:font-size="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33% 58%" style:font-name="Arial1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color="#c5000b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color="#c5000b" style:text-position="-33% 58%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c5000b" fo:font-size="11pt" fo:font-weight="bold" style:font-size-asian="11pt" style:font-weight-asian="bold" style:font-size-complex="11pt" style:font-weight-complex="bold"/>
    </style:style>
    <style:style style:name="T40" style:family="text">
      <style:text-properties fo:color="#3465a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fo:color="#3465a4" style:text-position="-33% 58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3465a4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7.61cm" svg:y1="3.211cm" svg:x2="7.2cm" svg:y2="3.211cm">
            <text:p/>
          </draw:line>
          <draw:polyline draw:style-name="gr79" draw:text-style-name="P20" draw:layer="layout" svg:width="1.296cm" svg:height="1.401cm" svg:x="5.93cm" svg:y="3.208cm" svg:viewBox="0 0 1297 1402" draw:points="1297,0 1297,1402 0,1402">
            <text:p/>
          </draw:polyline>
          <draw:polyline draw:style-name="gr78" draw:text-style-name="P20" draw:layer="layout" svg:width="0.384cm" svg:height="1.036cm" svg:x="3.437cm" svg:y="3.573cm" svg:viewBox="0 0 385 1037" draw:points="0,0 0,1037 0,1036 76,1036 74,1037 385,1037">
            <text:p/>
          </draw:polyline>
          <draw:line draw:style-name="gr80" draw:text-style-name="P21" draw:layer="layout" svg:x1="5.825cm" svg:y1="4.233cm" svg:x2="5.825cm" svg:y2="4.096cm">
            <text:p/>
          </draw:line>
          <draw:line draw:style-name="gr81" draw:text-style-name="P20" draw:layer="layout" svg:x1="5.825cm" svg:y1="4.566cm" svg:x2="5.825cm" svg:y2="3.589cm">
            <text:p/>
          </draw:line>
          <draw:line draw:style-name="gr81" draw:text-style-name="P20" draw:layer="layout" svg:x1="7.227cm" svg:y1="3.773cm" svg:x2="7.227cm" svg:y2="4.025cm">
            <text:p/>
          </draw:line>
          <draw:ellipse draw:style-name="gr82" draw:text-style-name="P22" draw:layer="layout" svg:width="0.132cm" svg:height="0.13cm" svg:x="5.759cm" svg:y="4.545cm">
            <text:p/>
          </draw:ellipse>
          <draw:g>
            <draw:rect draw:style-name="gr83" draw:text-style-name="P23" draw:layer="layout" svg:width="0.754cm" svg:height="0.811cm" svg:x="6.258cm" svg:y="4.189cm">
              <text:p text:style-name="P8"><text:span text:style-name="T6">z</text:span><text:span text:style-name="T7"> -1</text:span></text:p>
            </draw:rect>
          </draw:g>
          <draw:g>
            <draw:rect draw:style-name="gr84" draw:text-style-name="P23" draw:layer="layout" svg:width="0.753cm" svg:height="0.811cm" svg:x="3.722cm" svg:y="4.189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436cm" svg:y1="4.233cm" svg:x2="3.436cm" svg:y2="4.096cm">
            <text:p/>
          </draw:line>
          <draw:frame draw:style-name="gr85" draw:text-style-name="P25" draw:layer="layout" svg:width="0.7cm" svg:height="0.518cm" svg:x="2.7cm" svg:y="3.711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2cm" svg:x="5.148cm" svg:y="3.709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518cm" svg:y1="1.711cm" svg:x2="3.367cm" svg:y2="1.711cm">
            <text:p/>
          </draw:line>
          <draw:polyline draw:style-name="gr78" draw:text-style-name="P20" draw:layer="layout" svg:width="1.399cm" svg:height="1.142cm" svg:x="5.4cm" svg:y="1.706cm" svg:viewBox="0 0 1400 1143" draw:points="1400,1143 1400,0 1400,0 0,0">
            <text:p/>
          </draw:polyline>
          <draw:line draw:style-name="gr78" draw:text-style-name="P20" draw:layer="layout" svg:x1="4.9cm" svg:y1="1.712cm" svg:x2="3.605cm" svg:y2="1.712cm">
            <text:p/>
          </draw:line>
          <draw:ellipse draw:style-name="gr87" draw:text-style-name="P22" draw:layer="layout" svg:width="0.131cm" svg:height="0.126cm" svg:x="3.367cm" svg:y="1.654cm">
            <text:p/>
          </draw:ellipse>
          <draw:line draw:style-name="gr78" draw:text-style-name="P20" draw:layer="layout" svg:x1="3.438cm" svg:y1="2.873cm" svg:x2="3.438cm" svg:y2="1.711cm">
            <text:p/>
          </draw:line>
          <draw:line draw:style-name="gr81" draw:text-style-name="P20" draw:layer="layout" svg:x1="5.565cm" svg:y1="1.722cm" svg:x2="5.767cm" svg:y2="1.722cm">
            <text:p/>
          </draw:line>
          <draw:g>
            <draw:rect draw:style-name="gr88" draw:text-style-name="P23" draw:layer="layout" svg:width="0.754cm" svg:height="0.811cm" svg:x="5.759cm" svg:y="1.29cm">
              <text:p text:style-name="P8"><text:span text:style-name="T6">z</text:span><text:span text:style-name="T7"> -1</text:span></text:p>
            </draw:rect>
          </draw:g>
          <draw:g>
            <draw:rect draw:style-name="gr89" draw:text-style-name="P23" draw:layer="layout" svg:width="0.753cm" svg:height="0.811cm" svg:x="3.823cm" svg:y="1.29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189cm" svg:y1="1.711cm" svg:x2="3.834cm" svg:y2="1.711cm">
            <text:p/>
          </draw:line>
          <draw:line draw:style-name="gr80" draw:text-style-name="P21" draw:layer="layout" svg:x1="6.8cm" svg:y1="2.158cm" svg:x2="6.8cm" svg:y2="2.542cm">
            <text:p/>
          </draw:line>
          <draw:frame draw:style-name="gr90" draw:text-style-name="P25" draw:layer="layout" svg:width="0.556cm" svg:height="0.719cm" svg:x="2.781cm" svg:y="2.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051cm" svg:y="2.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438cm" svg:y1="2.158cm" svg:x2="3.438cm" svg:y2="2.542cm">
            <text:p/>
          </draw:line>
          <draw:line draw:style-name="gr79" draw:text-style-name="P20" draw:layer="layout" svg:x1="6cm" svg:y1="4.61cm" svg:x2="5.215cm" svg:y2="4.61cm">
            <text:p/>
          </draw:line>
          <draw:ellipse draw:style-name="gr82" draw:text-style-name="P22" draw:layer="layout" svg:width="0.132cm" svg:height="0.13cm" svg:x="7.16cm" svg:y="3.146cm">
            <text:p/>
          </draw:ellipse>
          <draw:custom-shape draw:style-name="gr92" draw:text-style-name="P27" draw:layer="layout" svg:width="3.838cm" svg:height="0.724cm" svg:x="3.062cm" svg:y="2.84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3.906cm" svg:y="2.789cm">
            <draw:text-box>
              <text:p><text:span text:style-name="T21">Σ</text:span></text:p>
            </draw:text-box>
          </draw:frame>
          <draw:line draw:style-name="gr94" draw:text-style-name="P29" draw:layer="layout" svg:x1="4.844cm" svg:y1="1.701cm" svg:x2="5.344cm" svg:y2="1.701cm">
            <text:p/>
          </draw:line>
          <draw:custom-shape draw:style-name="gr95" draw:text-style-name="P30" draw:layer="layout" svg:width="0.79cm" svg:height="0.687cm" svg:x="7.61cm" svg:y="2.867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199cm" svg:y1="3.211cm" svg:x2="6.9cm" svg:y2="3.211cm">
            <text:p/>
          </draw:line>
          <draw:line draw:style-name="gr79" draw:text-style-name="P20" draw:layer="layout" svg:x1="4.8cm" svg:y1="4.61cm" svg:x2="4.453cm" svg:y2="4.61cm">
            <text:p/>
          </draw:line>
          <draw:line draw:style-name="gr78" draw:text-style-name="P20" draw:layer="layout" svg:x1="5.125cm" svg:y1="2.866cm" svg:x2="5.125cm" svg:y2="2.487cm">
            <text:p/>
          </draw:line>
          <draw:line draw:style-name="gr94" draw:text-style-name="P29" draw:layer="layout" svg:x1="4.678cm" svg:y1="4.612cm" svg:x2="5.178cm" svg:y2="4.612cm">
            <text:p/>
          </draw:line>
          <draw:line draw:style-name="gr79" draw:text-style-name="P20" draw:layer="layout" svg:x1="4.925cm" svg:y1="3.987cm" svg:x2="4.925cm" svg:y2="3.597cm">
            <text:p/>
          </draw:line>
          <draw:custom-shape draw:style-name="gr96" draw:text-style-name="P30" draw:layer="layout" svg:width="0.842cm" svg:height="0.689cm" svg:x="2.289cm" svg:y="1.366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cm" svg:y1="1.711cm" svg:x2="2.289cm" svg:y2="1.711cm">
            <text:p/>
          </draw:line>
          <draw:line draw:style-name="gr97" draw:text-style-name="P20" draw:layer="layout" svg:x1="4.925cm" svg:y1="4.295cm" svg:x2="4.925cm" svg:y2="3.905cm">
            <text:p/>
          </draw:line>
          <draw:line draw:style-name="gr97" draw:text-style-name="P20" draw:layer="layout" svg:x1="5.125cm" svg:y1="2.595cm" svg:x2="5.125cm" svg:y2="2.205cm">
            <text:p/>
          </draw:line>
          <draw:line draw:style-name="gr78" draw:text-style-name="P20" draw:layer="layout" svg:x1="8.752cm" svg:y1="3.211cm" svg:x2="8.393cm" svg:y2="3.211cm">
            <text:p/>
          </draw:line>
          <draw:frame draw:style-name="gr98" draw:text-style-name="P29" draw:layer="layout" svg:width="1.5cm" svg:height="1.007cm" svg:x="7.1cm" svg:y="1.501cm">
            <draw:image xlink:href="Pictures/100027020000108B00000B1E6025F57CEA380A21.svg" xlink:type="simple" xlink:show="embed" xlink:actuate="onLoad">
              <text:p/>
            </draw:image>
            <draw:image xlink:href="Pictures/10000201000000A00000006C5336EF2D19B98D64.png" xlink:type="simple" xlink:show="embed" xlink:actuate="onLoad"/>
          </draw:fram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9" draw:text-style-name="P21" draw:layer="layout" svg:x1="17.378cm" svg:y1="11.158cm" svg:x2="16.543cm" svg:y2="11.158cm">
              <text:p/>
            </draw:line>
            <draw:line draw:style-name="gr100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101" draw:text-style-name="P25" draw:layer="layout" svg:width="0.936cm" svg:height="0.684cm" svg:x="11.357cm" svg:y="9.132cm">
              <draw:text-box>
  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2" draw:text-style-name="P25" draw:layer="layout" svg:width="0.934cm" svg:height="0.683cm" svg:x="16.806cm" svg:y="10.44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3" draw:text-style-name="P20" draw:layer="layout" svg:x1="14.072cm" svg:y1="10.898cm" svg:x2="14.072cm" svg:y2="9.762cm">
              <text:p/>
            </draw:line>
            <draw:line draw:style-name="gr104" draw:text-style-name="P21" draw:layer="layout" svg:x1="11.782cm" svg:y1="12.269cm" svg:x2="11.782cm" svg:y2="11.899cm">
              <text:p/>
            </draw:line>
            <draw:polyline draw:style-name="gr105" draw:text-style-name="P31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3" draw:text-style-name="P20" draw:layer="layout" svg:x1="16.991cm" svg:y1="11.158cm" svg:x2="16.79cm" svg:y2="11.158cm">
              <text:p/>
            </draw:line>
            <draw:line draw:style-name="gr103" draw:text-style-name="P20" draw:layer="layout" svg:x1="14.68cm" svg:y1="11.158cm" svg:x2="14.479cm" svg:y2="11.158cm">
              <text:p/>
            </draw:line>
            <draw:line draw:style-name="gr103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06" draw:text-style-name="P18" draw:layer="layout" svg:width="0.537cm" svg:height="0.537cm" svg:x="11.505cm" svg:y="10.899cm">
                <text:p/>
              </draw:circle>
              <draw:line draw:style-name="gr107" draw:text-style-name="P18" draw:layer="layout" svg:x1="11.915cm" svg:y1="11.168cm" svg:x2="11.63cm" svg:y2="11.168cm">
                <text:p/>
              </draw:line>
              <draw:line draw:style-name="gr108" draw:text-style-name="P18" draw:layer="layout" svg:x1="11.774cm" svg:y1="11.024cm" svg:x2="11.774cm" svg:y2="11.309cm">
                <text:p/>
              </draw:line>
            </draw:g>
            <draw:g>
              <draw:rect draw:style-name="gr109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110" draw:text-style-name="P18" draw:layer="layout" svg:width="0.537cm" svg:height="0.537cm" svg:x="13.806cm" svg:y="10.9cm">
                <text:p/>
              </draw:circle>
              <draw:line draw:style-name="gr111" draw:text-style-name="P18" draw:layer="layout" svg:x1="14.216cm" svg:y1="11.169cm" svg:x2="13.931cm" svg:y2="11.169cm">
                <text:p/>
              </draw:line>
              <draw:line draw:style-name="gr112" draw:text-style-name="P18" draw:layer="layout" svg:x1="14.075cm" svg:y1="11.025cm" svg:x2="14.075cm" svg:y2="11.31cm">
                <text:p/>
              </draw:line>
            </draw:g>
            <draw:g>
              <draw:circle draw:style-name="gr113" draw:text-style-name="P18" draw:layer="layout" svg:width="0.537cm" svg:height="0.537cm" svg:x="16.107cm" svg:y="10.901cm">
                <text:p/>
              </draw:circle>
              <draw:line draw:style-name="gr114" draw:text-style-name="P18" draw:layer="layout" svg:x1="16.517cm" svg:y1="11.17cm" svg:x2="16.232cm" svg:y2="11.17cm">
                <text:p/>
              </draw:line>
              <draw:line draw:style-name="gr115" draw:text-style-name="P18" draw:layer="layout" svg:x1="16.376cm" svg:y1="11.026cm" svg:x2="16.376cm" svg:y2="11.311cm">
                <text:p/>
              </draw:line>
            </draw:g>
            <draw:g>
              <draw:rect draw:style-name="gr116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7" draw:text-style-name="P25" draw:layer="layout" svg:width="0.514cm" svg:height="0.518cm" svg:x="12.023cm" svg:y="11.773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117" draw:text-style-name="P25" draw:layer="layout" svg:width="0.514cm" svg:height="0.518cm" svg:x="14.283cm" svg:y="11.773cm">
              <draw:text-box>
                <text:p text:style-name="P24"><text:span text:style-name="T13">-a</text:span><text:span text:style-name="T15">1</text:span></text:p>
              </draw:text-box>
            </draw:frame>
            <draw:frame draw:style-name="gr118" draw:text-style-name="P25" draw:layer="layout" svg:width="0.647cm" svg:height="0.518cm" svg:x="15.642cm" svg:y="10.017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119" draw:text-style-name="P25" draw:layer="layout" svg:width="0.45cm" svg:height="0.569cm" svg:x="14.3cm" svg:y="9.991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120" draw:text-style-name="P25" draw:layer="layout" svg:width="0.374cm" svg:height="0.518cm" svg:x="12.052cm" svg:y="10.017cm">
              <draw:text-box>
                <text:p text:style-name="P24"><text:span text:style-name="T13">b</text:span><text:span text:style-name="T15">2</text:span></text:p>
              </draw:text-box>
            </draw:frame>
          </draw:g>
          <draw:g>
            <draw:rect draw:style-name="gr121" draw:text-style-name="P32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3" draw:text-style-name="P20" draw:layer="layout" svg:x1="2.891cm" svg:y1="10.36cm" svg:x2="2.036cm" svg:y2="10.36cm">
            <text:p/>
          </draw:line>
          <draw:polyline draw:style-name="gr122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3" draw:text-style-name="P20" draw:layer="layout" svg:x1="7.594cm" svg:y1="10.367cm" svg:x2="3.777cm" svg:y2="10.367cm">
            <text:p/>
          </draw:line>
          <draw:polyline draw:style-name="gr103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3" draw:text-style-name="P25" draw:layer="layout" svg:width="0.987cm" svg:height="0.72cm" svg:x="8.013cm" svg:y="8.99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3" draw:text-style-name="P20" draw:layer="layout" svg:x1="5.665cm" svg:y1="11.574cm" svg:x2="5.665cm" svg:y2="10.415cm">
            <text:p/>
          </draw:line>
          <draw:g>
            <draw:rect draw:style-name="gr124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125" draw:text-style-name="P18" draw:layer="layout" svg:width="0.45cm" svg:height="0.45cm" svg:x="7.473cm" svg:y="8.691cm">
              <text:p/>
            </draw:circle>
            <draw:line draw:style-name="gr126" draw:text-style-name="P18" draw:layer="layout" svg:x1="7.58cm" svg:y1="8.917cm" svg:x2="7.819cm" svg:y2="8.917cm">
              <text:p/>
            </draw:line>
            <draw:line draw:style-name="gr127" draw:text-style-name="P18" draw:layer="layout" svg:x1="7.697cm" svg:y1="8.796cm" svg:x2="7.697cm" svg:y2="9.035cm">
              <text:p/>
            </draw:line>
          </draw:g>
          <draw:g>
            <draw:rect draw:style-name="gr128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7" draw:text-style-name="P25" draw:layer="layout" svg:width="0.514cm" svg:height="0.518cm" svg:x="6.932cm" svg:y="10.663cm">
            <draw:text-box>
              <text:p text:style-name="P24"><text:span text:style-name="T13">-a</text:span><text:span text:style-name="T15">2</text:span></text:p>
            </draw:text-box>
          </draw:frame>
          <draw:frame draw:style-name="gr117" draw:text-style-name="P25" draw:layer="layout" svg:width="0.514cm" svg:height="0.518cm" svg:x="4.916cm" svg:y="10.664cm">
            <draw:text-box>
              <text:p text:style-name="P24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3" draw:text-style-name="P20" draw:layer="layout" svg:x1="5.453cm" svg:y1="8.922cm" svg:x2="3.945cm" svg:y2="8.922cm">
            <text:p/>
          </draw:line>
          <draw:frame draw:style-name="gr129" draw:text-style-name="P25" draw:layer="layout" svg:width="0.757cm" svg:height="0.518cm" svg:x="2.14cm" svg:y="9.74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30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3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31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132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30" draw:text-style-name="P21" draw:layer="layout" svg:x1="7.665cm" svg:y1="9.664cm" svg:x2="7.665cm" svg:y2="10.048cm">
            <text:p/>
          </draw:line>
          <draw:frame draw:style-name="gr118" draw:text-style-name="P25" draw:layer="layout" svg:width="0.647cm" svg:height="0.518cm" svg:x="6.883cm" svg:y="9.551cm">
            <draw:text-box>
              <text:p text:style-name="P24"><text:span text:style-name="T13">b</text:span><text:span text:style-name="T15">0</text:span></text:p>
            </draw:text-box>
          </draw:frame>
          <draw:frame draw:style-name="gr119" draw:text-style-name="P25" draw:layer="layout" svg:width="0.45cm" svg:height="0.569cm" svg:x="5.841cm" svg:y="9.525cm">
            <draw:text-box>
              <text:p text:style-name="P24"><text:span text:style-name="T13">b</text:span><text:span text:style-name="T15">1</text:span></text:p>
            </draw:text-box>
          </draw:frame>
          <draw:frame draw:style-name="gr120" draw:text-style-name="P25" draw:layer="layout" svg:width="0.374cm" svg:height="0.518cm" svg:x="3.193cm" svg:y="9.451cm">
            <draw:text-box>
              <text:p text:style-name="P24"><text:span text:style-name="T13">b</text:span><text:span text:style-name="T15">2</text:span></text:p>
            </draw:text-box>
          </draw:frame>
          <draw:line draw:style-name="gr130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3" draw:text-style-name="P18" draw:layer="layout" svg:width="0.45cm" svg:height="0.45cm" svg:x="5.438cm" svg:y="8.691cm">
              <text:p/>
            </draw:circle>
            <draw:line draw:style-name="gr134" draw:text-style-name="P18" draw:layer="layout" svg:x1="5.545cm" svg:y1="8.917cm" svg:x2="5.784cm" svg:y2="8.917cm">
              <text:p/>
            </draw:line>
            <draw:line draw:style-name="gr135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136" draw:text-style-name="P18" draw:layer="layout" svg:width="0.45cm" svg:height="0.45cm" svg:x="5.438cm" svg:y="11.591cm">
              <text:p/>
            </draw:circle>
            <draw:line draw:style-name="gr137" draw:text-style-name="P18" draw:layer="layout" svg:x1="5.545cm" svg:y1="11.817cm" svg:x2="5.784cm" svg:y2="11.817cm">
              <text:p/>
            </draw:line>
            <draw:line draw:style-name="gr138" draw:text-style-name="P18" draw:layer="layout" svg:x1="5.662cm" svg:y1="11.696cm" svg:x2="5.662cm" svg:y2="11.935cm">
              <text:p/>
            </draw:line>
          </draw:g>
          <draw:line draw:style-name="gr103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139" draw:text-style-name="P18" draw:layer="layout" svg:width="0.45cm" svg:height="0.45cm" svg:x="2.923cm" svg:y="10.133cm">
              <text:p/>
            </draw:circle>
            <draw:line draw:style-name="gr140" draw:text-style-name="P18" draw:layer="layout" svg:x1="3.03cm" svg:y1="10.359cm" svg:x2="3.269cm" svg:y2="10.359cm">
              <text:p/>
            </draw:line>
            <draw:line draw:style-name="gr141" draw:text-style-name="P18" draw:layer="layout" svg:x1="3.147cm" svg:y1="10.238cm" svg:x2="3.147cm" svg:y2="10.477cm">
              <text:p/>
            </draw:line>
          </draw:g>
          <draw:g>
            <draw:rect draw:style-name="gr142" draw:text-style-name="P32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3" draw:layer="layout" svg:width="0.79cm" svg:height="0.758cm" svg:x="13.089cm" svg:y="13.793cm">
            <text:p text:style-name="P26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3" draw:layer="layout" svg:width="0.79cm" svg:height="0.756cm" svg:x="16.521cm" svg:y="13.786cm">
            <text:p text:style-name="P26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145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g>
          <draw:line draw:style-name="gr79" draw:text-style-name="P20" draw:layer="layout" svg:x1="11.906cm" svg:y1="3.027cm" svg:x2="12.252cm" svg:y2="3.027cm">
            <text:p/>
          </draw:line>
          <draw:line draw:style-name="gr78" draw:text-style-name="P20" draw:layer="layout" svg:x1="16.289cm" svg:y1="1.953cm" svg:x2="16.289cm" svg:y2="2.987cm">
            <text:p/>
          </draw:line>
          <draw:line draw:style-name="gr78" draw:text-style-name="P20" draw:layer="layout" svg:x1="16.246cm" svg:y1="3.028cm" svg:x2="14.746cm" svg:y2="3.028cm">
            <text:p/>
          </draw:line>
          <draw:line draw:style-name="gr78" draw:text-style-name="P20" draw:layer="layout" svg:x1="13.761cm" svg:y1="3.028cm" svg:x2="12.448cm" svg:y2="3.028cm">
            <text:p/>
          </draw:line>
          <draw:line draw:style-name="gr80" draw:text-style-name="P21" draw:layer="layout" svg:x1="13.793cm" svg:y1="2.55cm" svg:x2="13.793cm" svg:y2="2.413cm">
            <text:p/>
          </draw:line>
          <draw:ellipse draw:style-name="gr87" draw:text-style-name="P22" draw:layer="layout" svg:width="0.131cm" svg:height="0.126cm" svg:x="12.244cm" svg:y="2.97cm">
            <text:p/>
          </draw:ellipse>
          <draw:ellipse draw:style-name="gr82" draw:text-style-name="P22" draw:layer="layout" svg:width="0.131cm" svg:height="0.129cm" svg:x="16.223cm" svg:y="2.968cm">
            <text:p/>
          </draw:ellipse>
          <draw:line draw:style-name="gr79" draw:text-style-name="P20" draw:layer="layout" svg:x1="13.793cm" svg:y1="2.981cm" svg:x2="13.793cm" svg:y2="1.953cm">
            <text:p/>
          </draw:line>
          <draw:line draw:style-name="gr104" draw:text-style-name="P21" draw:layer="layout" svg:x1="16.29cm" svg:y1="3.605cm" svg:x2="16.29cm" svg:y2="3.722cm">
            <text:p/>
          </draw:line>
          <draw:polyline draw:style-name="gr146" draw:text-style-name="P31" draw:layer="layout" svg:width="0.462cm" svg:height="1.258cm" svg:x="11.658cm" svg:y="3.343cm" svg:viewBox="0 0 463 1259" draw:points="0,0 0,1259 0,1259 463,1259">
            <text:p/>
          </draw:polyline>
          <draw:line draw:style-name="gr146" draw:text-style-name="P31" draw:layer="layout" svg:x1="16.292cm" svg:y1="4.235cm" svg:x2="16.292cm" svg:y2="2.843cm">
            <text:p/>
          </draw:line>
          <draw:line draw:style-name="gr78" draw:text-style-name="P20" draw:layer="layout" svg:x1="12.315cm" svg:y1="1.945cm" svg:x2="12.315cm" svg:y2="3.036cm">
            <text:p/>
          </draw:line>
          <draw:line draw:style-name="gr81" draw:text-style-name="P20" draw:layer="layout" svg:x1="14.908cm" svg:y1="3.03cm" svg:x2="15.11cm" svg:y2="3.03cm">
            <text:p/>
          </draw:line>
          <draw:ellipse draw:style-name="gr82" draw:text-style-name="P22" draw:layer="layout" svg:width="0.132cm" svg:height="0.13cm" svg:x="13.727cm" svg:y="2.962cm">
            <text:p/>
          </draw:ellipse>
          <draw:g>
            <draw:rect draw:style-name="gr147" draw:text-style-name="P23" draw:layer="layout" svg:width="0.754cm" svg:height="0.811cm" svg:x="15.102cm" svg:y="2.606cm">
              <text:p text:style-name="P8"><text:span text:style-name="T6">z</text:span><text:span text:style-name="T7"> -1</text:span></text:p>
            </draw:rect>
          </draw:g>
          <draw:g>
            <draw:rect draw:style-name="gr148" draw:text-style-name="P23" draw:layer="layout" svg:width="0.753cm" svg:height="0.811cm" svg:x="12.666cm" svg:y="2.606cm">
              <text:p text:style-name="P8"><text:span text:style-name="T6">z</text:span><text:span text:style-name="T7"> -1</text:span></text:p>
            </draw:rect>
          </draw:g>
          <draw:g>
            <draw:circle draw:style-name="gr149" draw:text-style-name="P34" draw:layer="layout" svg:width="0.565cm" svg:height="0.566cm" svg:x="11.368cm" svg:y="2.746cm">
              <text:p/>
            </draw:circle>
            <draw:line draw:style-name="gr150" draw:text-style-name="P34" draw:layer="layout" svg:x1="11.502cm" svg:y1="3.029cm" svg:x2="11.802cm" svg:y2="3.029cm">
              <text:p/>
            </draw:line>
            <draw:line draw:style-name="gr151" draw:text-style-name="P34" draw:layer="layout" svg:x1="11.65cm" svg:y1="2.878cm" svg:x2="11.65cm" svg:y2="3.178cm">
              <text:p/>
            </draw:line>
          </draw:g>
          <draw:line draw:style-name="gr79" draw:text-style-name="P20" draw:layer="layout" svg:x1="12.346cm" svg:y1="3.027cm" svg:x2="12.677cm" svg:y2="3.027cm">
            <text:p/>
          </draw:line>
          <draw:line draw:style-name="gr79" draw:text-style-name="P20" draw:layer="layout" svg:x1="13.793cm" svg:y1="2.843cm" svg:x2="13.793cm" svg:y2="4.266cm">
            <text:p/>
          </draw:line>
          <draw:line draw:style-name="gr80" draw:text-style-name="P21" draw:layer="layout" svg:x1="12.279cm" svg:y1="2.55cm" svg:x2="12.279cm" svg:y2="2.413cm">
            <text:p/>
          </draw:line>
          <draw:line draw:style-name="gr80" draw:text-style-name="P21" draw:layer="layout" svg:x1="16.289cm" svg:y1="2.55cm" svg:x2="16.289cm" svg:y2="2.413cm">
            <text:p/>
          </draw:line>
          <draw:line draw:style-name="gr104" draw:text-style-name="P21" draw:layer="layout" svg:x1="13.795cm" svg:y1="3.605cm" svg:x2="13.795cm" svg:y2="3.722cm">
            <text:p/>
          </draw:line>
          <draw:frame draw:style-name="gr152" draw:text-style-name="P25" draw:layer="layout" svg:width="0.984cm" svg:height="0.719cm" svg:x="11.469cm" svg:y="1.999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948cm" svg:y="2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5.424cm" svg:y="2.001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5.424cm" svg:y="3.442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948cm" svg:y="3.443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846cm" svg:y1="3.035cm" svg:x2="11.349cm" svg:y2="3.035cm">
            <text:p/>
          </draw:line>
          <draw:custom-shape draw:style-name="gr95" draw:text-style-name="P30" draw:layer="layout" svg:width="0.79cm" svg:height="0.688cm" svg:x="10.289cm" svg:y="2.693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0cm" svg:y1="3.035cm" svg:x2="10.289cm" svg:y2="3.035cm">
            <text:p/>
          </draw:line>
          <draw:line draw:style-name="gr78" draw:text-style-name="P20" draw:layer="layout" svg:x1="17.899cm" svg:y1="1.559cm" svg:x2="17.176cm" svg:y2="1.559cm">
            <text:p/>
          </draw:line>
          <draw:custom-shape draw:style-name="gr153" draw:text-style-name="P30" draw:layer="layout" svg:width="0.79cm" svg:height="0.677cm" svg:x="16.786cm" svg:y="1.217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92cm" svg:y1="1.559cm" svg:x2="16.476cm" svg:y2="1.559cm">
            <text:p/>
          </draw:line>
          <draw:g>
            <draw:custom-shape draw:style-name="gr154" draw:text-style-name="P27" draw:layer="layout" svg:width="4.348cm" svg:height="0.7cm" svg:x="12.121cm" svg:y="1.216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3.198cm" svg:y="1.146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9cm" svg:y1="3.027cm" svg:x2="14.17cm" svg:y2="3.027cm">
            <text:p/>
          </draw:line>
          <draw:g>
            <draw:custom-shape draw:style-name="gr155" draw:text-style-name="P27" draw:layer="layout" svg:width="4.348cm" svg:height="0.724cm" svg:x="12.121cm" svg:y="4.266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5" draw:layer="layout" svg:width="0.3cm" svg:height="0.793cm" svg:x="13.198cm" svg:y="4.207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4.206cm" svg:y1="3.025cm" svg:x2="14.706cm" svg:y2="3.025cm">
            <text:p/>
          </draw:line>
          <draw:line draw:style-name="gr97" draw:text-style-name="P20" draw:layer="layout" svg:x1="14.587cm" svg:y1="3.819cm" svg:x2="14.587cm" svg:y2="3.429cm">
            <text:p/>
          </draw:line>
          <draw:line draw:style-name="gr97" draw:text-style-name="P20" draw:layer="layout" svg:x1="14.587cm" svg:y1="2.619cm" svg:x2="14.587cm" svg:y2="2.229cm">
            <text:p/>
          </draw:line>
          <draw:line draw:style-name="gr78" draw:text-style-name="P20" draw:layer="layout" svg:x1="14.589cm" svg:y1="1.937cm" svg:x2="14.589cm" svg:y2="2.343cm">
            <text:p/>
          </draw:line>
          <draw:line draw:style-name="gr79" draw:text-style-name="P20" draw:layer="layout" svg:x1="14.585cm" svg:y1="3.893cm" svg:x2="14.585cm" svg:y2="4.26cm">
            <text:p/>
          </draw:line>
          <draw:frame draw:style-name="gr98" draw:text-style-name="P29" draw:layer="layout" svg:width="1.687cm" svg:height="1.133cm" svg:x="9.998cm" svg:y="1.318cm">
            <draw:image xlink:href="Pictures/100027020000108B00000B1E6025F57CEA380A21.svg" xlink:type="simple" xlink:show="embed" xlink:actuate="onLoad">
              <text:p/>
            </draw:image>
            <draw:image xlink:href="Pictures/10000201000000A00000006C5336EF2D19B98D64.png" xlink:type="simple" xlink:show="embed" xlink:actuate="onLoad"/>
          </draw:frame>
        </draw:g>
        <draw:custom-shape draw:style-name="gr156" draw:text-style-name="P37" draw:layer="layout" svg:width="3.5cm" svg:height="1.245cm" svg:x="14cm" svg:y="16.255cm">
          <text:p text:style-name="P36"><text:span text:style-name="T33">no fixpoint </text:span></text:p>
          <text:p text:style-name="P36"><text:span text:style-name="T33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7.947cm" svg:y1="14.169cm" svg:x2="8.45cm" svg:y2="14.169cm">
            <text:p/>
          </draw:line>
          <draw:custom-shape draw:style-name="gr157" draw:text-style-name="P33" draw:layer="layout" svg:width="0.792cm" svg:height="0.726cm" svg:x="7.388cm" svg:y="13.799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388cm" svg:y2="14.169cm">
            <text:p/>
          </draw:line>
          <draw:g>
            <draw:rect draw:style-name="gr158" draw:text-style-name="P38" draw:layer="layout" svg:width="1.595cm" svg:height="1.338cm" svg:x="8.405cm" svg:y="13.5cm">
              <text:p text:style-name="P8"><text:span text:style-name="T34">z</text:span><text:span text:style-name="T35"> </text:span><text:span text:style-name="T36">-M</text:span></text:p>
            </draw:rect>
          </draw:g>
          <draw:line draw:style-name="gr79" draw:text-style-name="P20" draw:layer="layout" svg:x1="10.841cm" svg:y1="14.17cm" svg:x2="11.344cm" svg:y2="14.17cm">
            <text:p/>
          </draw:line>
          <draw:custom-shape draw:style-name="gr157" draw:text-style-name="P33" draw:layer="layout" svg:width="0.792cm" svg:height="0.726cm" svg:x="10.282cm" svg:y="13.8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14.17cm" svg:x2="10.282cm" svg:y2="14.17cm">
            <text:p/>
          </draw:line>
        </draw:g>
        <draw:frame draw:style-name="gr159" draw:text-style-name="P39" draw:layer="layout" svg:width="7.161cm" svg:height="3.806cm" svg:x="2cm" svg:y="22.896cm">
          <draw:text-box>
            <text:p>Exportieren als png mit:</text:p>
            <text:p>- h = 4cm</text:p>
            <text:p>- dpi = 100</text:p>
            <text:p>- keine Transparenz</text:p>
            <text:p>- nicht interlaced</text:p>
          </draw:text-box>
        </draw:frame>
        <draw:g>
          <draw:line draw:style-name="gr78" draw:text-style-name="P20" draw:layer="layout" svg:x1="8.11cm" svg:y1="7.421cm" svg:x2="7.7cm" svg:y2="7.421cm">
            <text:p/>
          </draw:line>
          <draw:line draw:style-name="gr79" draw:text-style-name="P20" draw:layer="layout" svg:x1="3.018cm" svg:y1="5.921cm" svg:x2="3.867cm" svg:y2="5.921cm">
            <text:p/>
          </draw:line>
          <draw:polyline draw:style-name="gr78" draw:text-style-name="P20" draw:layer="layout" svg:width="1.399cm" svg:height="1.142cm" svg:x="5.9cm" svg:y="5.916cm" svg:viewBox="0 0 1400 1143" draw:points="1400,1143 1400,0 1400,0 0,0">
            <text:p/>
          </draw:polyline>
          <draw:line draw:style-name="gr78" draw:text-style-name="P20" draw:layer="layout" svg:x1="5.4cm" svg:y1="5.922cm" svg:x2="4.105cm" svg:y2="5.922cm">
            <text:p/>
          </draw:line>
          <draw:ellipse draw:style-name="gr87" draw:text-style-name="P22" draw:layer="layout" svg:width="0.131cm" svg:height="0.126cm" svg:x="3.867cm" svg:y="5.864cm">
            <text:p/>
          </draw:ellipse>
          <draw:line draw:style-name="gr78" draw:text-style-name="P20" draw:layer="layout" svg:x1="3.938cm" svg:y1="7.083cm" svg:x2="3.938cm" svg:y2="5.921cm">
            <text:p/>
          </draw:line>
          <draw:line draw:style-name="gr81" draw:text-style-name="P20" draw:layer="layout" svg:x1="6.065cm" svg:y1="5.932cm" svg:x2="6.267cm" svg:y2="5.932cm">
            <text:p/>
          </draw:line>
          <draw:g>
            <draw:rect draw:style-name="gr160" draw:text-style-name="P23" draw:layer="layout" svg:width="0.754cm" svg:height="0.811cm" svg:x="6.259cm" svg:y="5.5cm">
              <text:p text:style-name="P8"><text:span text:style-name="T6">z</text:span><text:span text:style-name="T7"> -1</text:span></text:p>
            </draw:rect>
          </draw:g>
          <draw:g>
            <draw:rect draw:style-name="gr161" draw:text-style-name="P23" draw:layer="layout" svg:width="0.753cm" svg:height="0.811cm" svg:x="4.323cm" svg:y="5.5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689cm" svg:y1="5.921cm" svg:x2="4.334cm" svg:y2="5.921cm">
            <text:p/>
          </draw:line>
          <draw:line draw:style-name="gr80" draw:text-style-name="P21" draw:layer="layout" svg:x1="7.3cm" svg:y1="6.368cm" svg:x2="7.3cm" svg:y2="6.752cm">
            <text:p/>
          </draw:line>
          <draw:frame draw:style-name="gr90" draw:text-style-name="P25" draw:layer="layout" svg:width="0.556cm" svg:height="0.719cm" svg:x="3.281cm" svg:y="6.3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551cm" svg:y="6.3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938cm" svg:y1="6.368cm" svg:x2="3.938cm" svg:y2="6.752cm">
            <text:p/>
          </draw:line>
          <draw:ellipse draw:style-name="gr82" draw:text-style-name="P22" draw:layer="layout" svg:width="0.132cm" svg:height="0.13cm" svg:x="7.66cm" svg:y="7.356cm">
            <text:p/>
          </draw:ellipse>
          <draw:custom-shape draw:style-name="gr92" draw:text-style-name="P27" draw:layer="layout" svg:width="3.838cm" svg:height="0.724cm" svg:x="3.562cm" svg:y="7.05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406cm" svg:y="6.999cm">
            <draw:text-box>
              <text:p><text:span text:style-name="T21">Σ</text:span></text:p>
            </draw:text-box>
          </draw:frame>
          <draw:line draw:style-name="gr94" draw:text-style-name="P29" draw:layer="layout" svg:x1="5.344cm" svg:y1="5.911cm" svg:x2="5.844cm" svg:y2="5.911cm">
            <text:p/>
          </draw:line>
          <draw:custom-shape draw:style-name="gr95" draw:text-style-name="P30" draw:layer="layout" svg:width="0.79cm" svg:height="0.687cm" svg:x="8.11cm" svg:y="7.077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699cm" svg:y1="7.421cm" svg:x2="7.4cm" svg:y2="7.421cm">
            <text:p/>
          </draw:line>
          <draw:line draw:style-name="gr78" draw:text-style-name="P20" draw:layer="layout" svg:x1="5.625cm" svg:y1="7.076cm" svg:x2="5.625cm" svg:y2="6.697cm">
            <text:p/>
          </draw:line>
          <draw:custom-shape draw:style-name="gr96" draw:text-style-name="P30" draw:layer="layout" svg:width="0.842cm" svg:height="0.689cm" svg:x="2.789cm" svg:y="5.576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5cm" svg:y1="5.921cm" svg:x2="2.789cm" svg:y2="5.921cm">
            <text:p/>
          </draw:line>
          <draw:line draw:style-name="gr97" draw:text-style-name="P20" draw:layer="layout" svg:x1="5.625cm" svg:y1="6.805cm" svg:x2="5.625cm" svg:y2="6.415cm">
            <text:p/>
          </draw:line>
          <draw:line draw:style-name="gr78" draw:text-style-name="P20" draw:layer="layout" svg:x1="9.252cm" svg:y1="7.421cm" svg:x2="8.893cm" svg:y2="7.421cm">
            <text:p/>
          </draw:line>
          <draw:frame draw:style-name="gr98" draw:text-style-name="P29" draw:layer="layout" svg:width="1.5cm" svg:height="1.007cm" svg:x="7.6cm" svg:y="5.711cm">
            <draw:image xlink:href="Pictures/100027020000108B00000B1E6025F57CEA380A21.svg" xlink:type="simple" xlink:show="embed" xlink:actuate="onLoad">
              <text:p/>
            </draw:image>
            <draw:image xlink:href="Pictures/10000201000000A00000006C5336EF2D19B98D64.png" xlink:type="simple" xlink:show="embed" xlink:actuate="onLoad"/>
          </draw:frame>
        </draw:g>
      </draw:page>
      <draw:page draw:name="page2" draw:style-name="dp1" draw:master-page-name="Standard">
        <draw:g>
          <draw:g>
            <draw:circle draw:style-name="gr162" draw:text-style-name="P1" draw:layer="layout" svg:width="0.537cm" svg:height="0.537cm" svg:x="17.071cm" svg:y="23.34cm">
              <text:p/>
            </draw:circle>
            <draw:line draw:style-name="gr163" draw:text-style-name="P1" draw:layer="layout" svg:x1="17.481cm" svg:y1="23.609cm" svg:x2="17.196cm" svg:y2="23.609cm">
              <text:p/>
            </draw:line>
            <draw:line draw:style-name="gr164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165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66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7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168" draw:text-style-name="P15" draw:layer="layout" svg:width="0.578cm" svg:height="0.577cm" svg:x="5.929cm" svg:y="16.829cm">
              <text:p/>
            </draw:circle>
            <draw:line draw:style-name="gr169" draw:text-style-name="P15" draw:layer="layout" svg:x1="6.066cm" svg:y1="17.118cm" svg:x2="6.372cm" svg:y2="17.118cm">
              <text:p/>
            </draw:line>
            <draw:line draw:style-name="gr170" draw:text-style-name="P15" draw:layer="layout" svg:x1="6.217cm" svg:y1="16.964cm" svg:x2="6.217cm" svg:y2="17.27cm">
              <text:p/>
            </draw:line>
          </draw:g>
          <draw:g>
            <draw:circle draw:style-name="gr171" draw:text-style-name="P15" draw:layer="layout" svg:width="0.578cm" svg:height="0.577cm" svg:x="5.922cm" svg:y="15.012cm">
              <text:p/>
            </draw:circle>
            <draw:line draw:style-name="gr172" draw:text-style-name="P15" draw:layer="layout" svg:x1="6.058cm" svg:y1="15.301cm" svg:x2="6.364cm" svg:y2="15.301cm">
              <text:p/>
            </draw:line>
            <draw:line draw:style-name="gr173" draw:text-style-name="P15" draw:layer="layout" svg:x1="6.21cm" svg:y1="15.147cm" svg:x2="6.21cm" svg:y2="15.453cm">
              <text:p/>
            </draw:line>
          </draw:g>
          <draw:g>
            <draw:circle draw:style-name="gr174" draw:text-style-name="P15" draw:layer="layout" svg:width="0.577cm" svg:height="0.577cm" svg:x="2.997cm" svg:y="15.903cm">
              <text:p/>
            </draw:circle>
            <draw:line draw:style-name="gr175" draw:text-style-name="P15" draw:layer="layout" svg:x1="3.133cm" svg:y1="16.193cm" svg:x2="3.439cm" svg:y2="16.193cm">
              <text:p/>
            </draw:line>
            <draw:line draw:style-name="gr176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177" draw:text-style-name="P1" draw:layer="layout" svg:width="0.541cm" svg:height="0.537cm" svg:x="2.122cm" svg:y="19.614cm">
              <text:p/>
            </draw:ellipse>
            <draw:line draw:style-name="gr178" draw:text-style-name="P1" draw:layer="layout" svg:x1="2.291cm" svg:y1="19.984cm" svg:x2="2.496cm" svg:y2="19.781cm">
              <text:p/>
            </draw:line>
            <draw:line draw:style-name="gr179" draw:text-style-name="P1" draw:layer="layout" svg:x1="2.291cm" svg:y1="19.781cm" svg:x2="2.496cm" svg:y2="19.984cm">
              <text:p/>
            </draw:line>
          </draw:g>
          <draw:g>
            <draw:ellipse draw:style-name="gr180" draw:text-style-name="P1" draw:layer="layout" svg:width="0.541cm" svg:height="0.537cm" svg:x="6.951cm" svg:y="19.614cm">
              <text:p/>
            </draw:ellipse>
            <draw:line draw:style-name="gr181" draw:text-style-name="P1" draw:layer="layout" svg:x1="7.118cm" svg:y1="19.984cm" svg:x2="7.323cm" svg:y2="19.781cm">
              <text:p/>
            </draw:line>
            <draw:line draw:style-name="gr182" draw:text-style-name="P1" draw:layer="layout" svg:x1="7.118cm" svg:y1="19.781cm" svg:x2="7.323cm" svg:y2="19.984cm">
              <text:p/>
            </draw:line>
          </draw:g>
          <draw:g>
            <draw:rect draw:style-name="gr183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184" draw:text-style-name="P18" draw:layer="layout" svg:width="0.541cm" svg:height="0.537cm" svg:x="6.184cm" svg:y="20.757cm">
              <text:p/>
            </draw:ellipse>
            <draw:line draw:style-name="gr185" draw:text-style-name="P18" draw:layer="layout" svg:x1="6.312cm" svg:y1="21.026cm" svg:x2="6.599cm" svg:y2="21.026cm">
              <text:p/>
            </draw:line>
            <draw:line draw:style-name="gr186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187" draw:text-style-name="P18" draw:layer="layout" svg:width="0.542cm" svg:height="0.537cm" svg:x="2.133cm" svg:y="18.506cm">
              <text:p/>
            </draw:ellipse>
            <draw:line draw:style-name="gr188" draw:text-style-name="P18" draw:layer="layout" svg:x1="2.262cm" svg:y1="18.775cm" svg:x2="2.549cm" svg:y2="18.775cm">
              <text:p/>
            </draw:line>
            <draw:line draw:style-name="gr189" draw:text-style-name="P18" draw:layer="layout" svg:x1="2.404cm" svg:y1="18.631cm" svg:x2="2.404cm" svg:y2="18.916cm">
              <text:p/>
            </draw:line>
          </draw:g>
          <draw:g>
            <draw:ellipse draw:style-name="gr190" draw:text-style-name="P18" draw:layer="layout" svg:width="0.541cm" svg:height="0.537cm" svg:x="2.128cm" svg:y="20.761cm">
              <text:p/>
            </draw:ellipse>
            <draw:line draw:style-name="gr191" draw:text-style-name="P18" draw:layer="layout" svg:x1="2.256cm" svg:y1="21.03cm" svg:x2="2.543cm" svg:y2="21.03cm">
              <text:p/>
            </draw:line>
            <draw:line draw:style-name="gr192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193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194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195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196" draw:text-style-name="P18" draw:layer="layout" svg:width="0.537cm" svg:height="0.537cm" svg:x="13.699cm" svg:y="19.684cm">
              <text:p/>
            </draw:circle>
            <draw:line draw:style-name="gr197" draw:text-style-name="P18" draw:layer="layout" svg:x1="14.109cm" svg:y1="19.953cm" svg:x2="13.824cm" svg:y2="19.953cm">
              <text:p/>
            </draw:line>
            <draw:line draw:style-name="gr198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199" draw:text-style-name="P18" draw:layer="layout" svg:width="0.537cm" svg:height="0.537cm" svg:x="16.619cm" svg:y="19.706cm">
              <text:p/>
            </draw:circle>
            <draw:line draw:style-name="gr200" draw:text-style-name="P18" draw:layer="layout" svg:x1="17.029cm" svg:y1="19.975cm" svg:x2="16.744cm" svg:y2="19.975cm">
              <text:p/>
            </draw:line>
            <draw:line draw:style-name="gr201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7.61cm" svg:y1="3.211cm" svg:x2="7.2cm" svg:y2="3.211cm">
            <text:p/>
          </draw:line>
          <draw:polyline draw:style-name="gr79" draw:text-style-name="P20" draw:layer="layout" svg:width="1.296cm" svg:height="1.401cm" svg:x="5.93cm" svg:y="3.208cm" svg:viewBox="0 0 1297 1402" draw:points="1297,0 1297,1402 0,1402">
            <text:p/>
          </draw:polyline>
          <draw:polyline draw:style-name="gr78" draw:text-style-name="P20" draw:layer="layout" svg:width="0.384cm" svg:height="1.036cm" svg:x="3.437cm" svg:y="3.573cm" svg:viewBox="0 0 385 1037" draw:points="0,0 0,1037 0,1036 76,1036 74,1037 385,1037">
            <text:p/>
          </draw:polyline>
          <draw:line draw:style-name="gr80" draw:text-style-name="P21" draw:layer="layout" svg:x1="5.825cm" svg:y1="4.233cm" svg:x2="5.825cm" svg:y2="4.096cm">
            <text:p/>
          </draw:line>
          <draw:line draw:style-name="gr81" draw:text-style-name="P20" draw:layer="layout" svg:x1="5.825cm" svg:y1="4.566cm" svg:x2="5.825cm" svg:y2="3.589cm">
            <text:p/>
          </draw:line>
          <draw:line draw:style-name="gr81" draw:text-style-name="P20" draw:layer="layout" svg:x1="7.227cm" svg:y1="3.773cm" svg:x2="7.227cm" svg:y2="4.025cm">
            <text:p/>
          </draw:line>
          <draw:ellipse draw:style-name="gr82" draw:text-style-name="P22" draw:layer="layout" svg:width="0.132cm" svg:height="0.13cm" svg:x="5.759cm" svg:y="4.545cm">
            <text:p/>
          </draw:ellipse>
          <draw:g>
            <draw:rect draw:style-name="gr202" draw:text-style-name="P19" draw:layer="layout" svg:width="0.754cm" svg:height="0.811cm" svg:x="6.258cm" svg:y="4.189cm">
              <text:p text:style-name="P8"><text:span text:style-name="T6">z</text:span><text:span text:style-name="T7"> -1</text:span></text:p>
            </draw:rect>
          </draw:g>
          <draw:g>
            <draw:rect draw:style-name="gr203" draw:text-style-name="P19" draw:layer="layout" svg:width="0.753cm" svg:height="0.811cm" svg:x="3.722cm" svg:y="4.189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436cm" svg:y1="4.233cm" svg:x2="3.436cm" svg:y2="4.096cm">
            <text:p/>
          </draw:line>
          <draw:frame draw:style-name="gr85" draw:text-style-name="P25" draw:layer="layout" svg:width="0.7cm" svg:height="0.518cm" svg:x="2.7cm" svg:y="3.711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2cm" svg:x="5.148cm" svg:y="3.709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518cm" svg:y1="1.711cm" svg:x2="3.367cm" svg:y2="1.711cm">
            <text:p/>
          </draw:line>
          <draw:polyline draw:style-name="gr78" draw:text-style-name="P20" draw:layer="layout" svg:width="1.399cm" svg:height="1.142cm" svg:x="5.4cm" svg:y="1.706cm" svg:viewBox="0 0 1400 1143" draw:points="1400,1143 1400,0 1400,0 0,0">
            <text:p/>
          </draw:polyline>
          <draw:line draw:style-name="gr78" draw:text-style-name="P20" draw:layer="layout" svg:x1="4.9cm" svg:y1="1.712cm" svg:x2="3.605cm" svg:y2="1.712cm">
            <text:p/>
          </draw:line>
          <draw:ellipse draw:style-name="gr87" draw:text-style-name="P22" draw:layer="layout" svg:width="0.131cm" svg:height="0.126cm" svg:x="3.367cm" svg:y="1.654cm">
            <text:p/>
          </draw:ellipse>
          <draw:line draw:style-name="gr78" draw:text-style-name="P20" draw:layer="layout" svg:x1="3.438cm" svg:y1="2.873cm" svg:x2="3.438cm" svg:y2="1.711cm">
            <text:p/>
          </draw:line>
          <draw:line draw:style-name="gr81" draw:text-style-name="P20" draw:layer="layout" svg:x1="5.565cm" svg:y1="1.722cm" svg:x2="5.767cm" svg:y2="1.722cm">
            <text:p/>
          </draw:line>
          <draw:g>
            <draw:rect draw:style-name="gr204" draw:text-style-name="P19" draw:layer="layout" svg:width="0.754cm" svg:height="0.811cm" svg:x="5.759cm" svg:y="1.29cm">
              <text:p text:style-name="P8"><text:span text:style-name="T6">z</text:span><text:span text:style-name="T7"> -1</text:span></text:p>
            </draw:rect>
          </draw:g>
          <draw:g>
            <draw:rect draw:style-name="gr205" draw:text-style-name="P19" draw:layer="layout" svg:width="0.753cm" svg:height="0.811cm" svg:x="3.823cm" svg:y="1.29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189cm" svg:y1="1.711cm" svg:x2="3.834cm" svg:y2="1.711cm">
            <text:p/>
          </draw:line>
          <draw:line draw:style-name="gr80" draw:text-style-name="P21" draw:layer="layout" svg:x1="6.8cm" svg:y1="2.158cm" svg:x2="6.8cm" svg:y2="2.542cm">
            <text:p/>
          </draw:line>
          <draw:frame draw:style-name="gr90" draw:text-style-name="P25" draw:layer="layout" svg:width="0.556cm" svg:height="0.719cm" svg:x="2.781cm" svg:y="2.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051cm" svg:y="2.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438cm" svg:y1="2.158cm" svg:x2="3.438cm" svg:y2="2.542cm">
            <text:p/>
          </draw:line>
          <draw:line draw:style-name="gr79" draw:text-style-name="P20" draw:layer="layout" svg:x1="6cm" svg:y1="4.61cm" svg:x2="5.215cm" svg:y2="4.61cm">
            <text:p/>
          </draw:line>
          <draw:ellipse draw:style-name="gr82" draw:text-style-name="P22" draw:layer="layout" svg:width="0.132cm" svg:height="0.13cm" svg:x="7.16cm" svg:y="3.146cm">
            <text:p/>
          </draw:ellipse>
          <draw:custom-shape draw:style-name="gr206" draw:text-style-name="P40" draw:layer="layout" svg:width="3.838cm" svg:height="0.724cm" svg:x="3.062cm" svg:y="2.84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3.906cm" svg:y="2.789cm">
            <draw:text-box>
              <text:p><text:span text:style-name="T21">Σ</text:span></text:p>
            </draw:text-box>
          </draw:frame>
          <draw:line draw:style-name="gr94" draw:text-style-name="P29" draw:layer="layout" svg:x1="4.844cm" svg:y1="1.701cm" svg:x2="5.344cm" svg:y2="1.701cm">
            <text:p/>
          </draw:line>
          <draw:custom-shape draw:style-name="gr95" draw:text-style-name="P30" draw:layer="layout" svg:width="0.79cm" svg:height="0.687cm" svg:x="7.61cm" svg:y="2.867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199cm" svg:y1="3.211cm" svg:x2="6.9cm" svg:y2="3.211cm">
            <text:p/>
          </draw:line>
          <draw:line draw:style-name="gr79" draw:text-style-name="P20" draw:layer="layout" svg:x1="4.8cm" svg:y1="4.61cm" svg:x2="4.453cm" svg:y2="4.61cm">
            <text:p/>
          </draw:line>
          <draw:line draw:style-name="gr78" draw:text-style-name="P20" draw:layer="layout" svg:x1="5.125cm" svg:y1="2.866cm" svg:x2="5.125cm" svg:y2="2.487cm">
            <text:p/>
          </draw:line>
          <draw:line draw:style-name="gr94" draw:text-style-name="P29" draw:layer="layout" svg:x1="4.678cm" svg:y1="4.612cm" svg:x2="5.178cm" svg:y2="4.612cm">
            <text:p/>
          </draw:line>
          <draw:line draw:style-name="gr79" draw:text-style-name="P20" draw:layer="layout" svg:x1="4.925cm" svg:y1="3.987cm" svg:x2="4.925cm" svg:y2="3.597cm">
            <text:p/>
          </draw:line>
          <draw:custom-shape draw:style-name="gr96" draw:text-style-name="P30" draw:layer="layout" svg:width="0.842cm" svg:height="0.689cm" svg:x="2.289cm" svg:y="1.366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cm" svg:y1="1.711cm" svg:x2="2.289cm" svg:y2="1.711cm">
            <text:p/>
          </draw:line>
          <draw:line draw:style-name="gr97" draw:text-style-name="P20" draw:layer="layout" svg:x1="4.925cm" svg:y1="4.295cm" svg:x2="4.925cm" svg:y2="3.905cm">
            <text:p/>
          </draw:line>
          <draw:line draw:style-name="gr97" draw:text-style-name="P20" draw:layer="layout" svg:x1="5.125cm" svg:y1="2.595cm" svg:x2="5.125cm" svg:y2="2.205cm">
            <text:p/>
          </draw:line>
          <draw:line draw:style-name="gr78" draw:text-style-name="P20" draw:layer="layout" svg:x1="8.752cm" svg:y1="3.211cm" svg:x2="8.393cm" svg:y2="3.211cm">
            <text:p/>
          </draw:lin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9" draw:text-style-name="P21" draw:layer="layout" svg:x1="17.378cm" svg:y1="11.158cm" svg:x2="16.543cm" svg:y2="11.158cm">
              <text:p/>
            </draw:line>
            <draw:line draw:style-name="gr100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101" draw:text-style-name="P25" draw:layer="layout" svg:width="0.936cm" svg:height="0.684cm" svg:x="11.357cm" svg:y="9.132cm">
              <draw:text-box>
  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2" draw:text-style-name="P25" draw:layer="layout" svg:width="0.934cm" svg:height="0.683cm" svg:x="16.806cm" svg:y="10.44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3" draw:text-style-name="P20" draw:layer="layout" svg:x1="14.072cm" svg:y1="10.898cm" svg:x2="14.072cm" svg:y2="9.762cm">
              <text:p/>
            </draw:line>
            <draw:line draw:style-name="gr104" draw:text-style-name="P21" draw:layer="layout" svg:x1="11.782cm" svg:y1="12.269cm" svg:x2="11.782cm" svg:y2="11.899cm">
              <text:p/>
            </draw:line>
            <draw:polyline draw:style-name="gr105" draw:text-style-name="P31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3" draw:text-style-name="P20" draw:layer="layout" svg:x1="16.991cm" svg:y1="11.158cm" svg:x2="16.79cm" svg:y2="11.158cm">
              <text:p/>
            </draw:line>
            <draw:line draw:style-name="gr103" draw:text-style-name="P20" draw:layer="layout" svg:x1="14.68cm" svg:y1="11.158cm" svg:x2="14.479cm" svg:y2="11.158cm">
              <text:p/>
            </draw:line>
            <draw:line draw:style-name="gr103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207" draw:text-style-name="P18" draw:layer="layout" svg:width="0.537cm" svg:height="0.537cm" svg:x="11.505cm" svg:y="10.899cm">
                <text:p/>
              </draw:circle>
              <draw:line draw:style-name="gr208" draw:text-style-name="P18" draw:layer="layout" svg:x1="11.915cm" svg:y1="11.168cm" svg:x2="11.63cm" svg:y2="11.168cm">
                <text:p/>
              </draw:line>
              <draw:line draw:style-name="gr209" draw:text-style-name="P18" draw:layer="layout" svg:x1="11.774cm" svg:y1="11.024cm" svg:x2="11.774cm" svg:y2="11.309cm">
                <text:p/>
              </draw:line>
            </draw:g>
            <draw:g>
              <draw:rect draw:style-name="gr210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211" draw:text-style-name="P18" draw:layer="layout" svg:width="0.537cm" svg:height="0.537cm" svg:x="13.806cm" svg:y="10.9cm">
                <text:p/>
              </draw:circle>
              <draw:line draw:style-name="gr212" draw:text-style-name="P18" draw:layer="layout" svg:x1="14.216cm" svg:y1="11.169cm" svg:x2="13.931cm" svg:y2="11.169cm">
                <text:p/>
              </draw:line>
              <draw:line draw:style-name="gr213" draw:text-style-name="P18" draw:layer="layout" svg:x1="14.075cm" svg:y1="11.025cm" svg:x2="14.075cm" svg:y2="11.31cm">
                <text:p/>
              </draw:line>
            </draw:g>
            <draw:g>
              <draw:circle draw:style-name="gr214" draw:text-style-name="P18" draw:layer="layout" svg:width="0.537cm" svg:height="0.537cm" svg:x="16.107cm" svg:y="10.901cm">
                <text:p/>
              </draw:circle>
              <draw:line draw:style-name="gr215" draw:text-style-name="P18" draw:layer="layout" svg:x1="16.517cm" svg:y1="11.17cm" svg:x2="16.232cm" svg:y2="11.17cm">
                <text:p/>
              </draw:line>
              <draw:line draw:style-name="gr216" draw:text-style-name="P18" draw:layer="layout" svg:x1="16.376cm" svg:y1="11.026cm" svg:x2="16.376cm" svg:y2="11.311cm">
                <text:p/>
              </draw:line>
            </draw:g>
            <draw:g>
              <draw:rect draw:style-name="gr217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7" draw:text-style-name="P25" draw:layer="layout" svg:width="0.514cm" svg:height="0.518cm" svg:x="12.023cm" svg:y="11.773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117" draw:text-style-name="P25" draw:layer="layout" svg:width="0.514cm" svg:height="0.518cm" svg:x="14.283cm" svg:y="11.773cm">
              <draw:text-box>
                <text:p text:style-name="P24"><text:span text:style-name="T13">-a</text:span><text:span text:style-name="T15">1</text:span></text:p>
              </draw:text-box>
            </draw:frame>
            <draw:frame draw:style-name="gr118" draw:text-style-name="P25" draw:layer="layout" svg:width="0.647cm" svg:height="0.518cm" svg:x="15.642cm" svg:y="10.017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119" draw:text-style-name="P25" draw:layer="layout" svg:width="0.45cm" svg:height="0.569cm" svg:x="14.3cm" svg:y="9.991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120" draw:text-style-name="P25" draw:layer="layout" svg:width="0.374cm" svg:height="0.518cm" svg:x="12.052cm" svg:y="10.017cm">
              <draw:text-box>
                <text:p text:style-name="P24"><text:span text:style-name="T13">b</text:span><text:span text:style-name="T15">2</text:span></text:p>
              </draw:text-box>
            </draw:frame>
          </draw:g>
          <draw:g>
            <draw:rect draw:style-name="gr218" draw:text-style-name="P32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3" draw:text-style-name="P20" draw:layer="layout" svg:x1="2.891cm" svg:y1="10.36cm" svg:x2="2.036cm" svg:y2="10.36cm">
            <text:p/>
          </draw:line>
          <draw:polyline draw:style-name="gr122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3" draw:text-style-name="P20" draw:layer="layout" svg:x1="7.594cm" svg:y1="10.367cm" svg:x2="3.777cm" svg:y2="10.367cm">
            <text:p/>
          </draw:line>
          <draw:polyline draw:style-name="gr103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3" draw:text-style-name="P25" draw:layer="layout" svg:width="0.987cm" svg:height="0.72cm" svg:x="8.013cm" svg:y="8.99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3" draw:text-style-name="P20" draw:layer="layout" svg:x1="5.665cm" svg:y1="11.574cm" svg:x2="5.665cm" svg:y2="10.415cm">
            <text:p/>
          </draw:line>
          <draw:g>
            <draw:rect draw:style-name="gr219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220" draw:text-style-name="P18" draw:layer="layout" svg:width="0.45cm" svg:height="0.45cm" svg:x="7.473cm" svg:y="8.691cm">
              <text:p/>
            </draw:circle>
            <draw:line draw:style-name="gr221" draw:text-style-name="P18" draw:layer="layout" svg:x1="7.58cm" svg:y1="8.917cm" svg:x2="7.819cm" svg:y2="8.917cm">
              <text:p/>
            </draw:line>
            <draw:line draw:style-name="gr222" draw:text-style-name="P18" draw:layer="layout" svg:x1="7.697cm" svg:y1="8.796cm" svg:x2="7.697cm" svg:y2="9.035cm">
              <text:p/>
            </draw:line>
          </draw:g>
          <draw:g>
            <draw:rect draw:style-name="gr223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7" draw:text-style-name="P25" draw:layer="layout" svg:width="0.514cm" svg:height="0.518cm" svg:x="6.932cm" svg:y="10.663cm">
            <draw:text-box>
              <text:p text:style-name="P24"><text:span text:style-name="T13">-a</text:span><text:span text:style-name="T15">2</text:span></text:p>
            </draw:text-box>
          </draw:frame>
          <draw:frame draw:style-name="gr117" draw:text-style-name="P25" draw:layer="layout" svg:width="0.514cm" svg:height="0.518cm" svg:x="4.916cm" svg:y="10.664cm">
            <draw:text-box>
              <text:p text:style-name="P24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3" draw:text-style-name="P20" draw:layer="layout" svg:x1="5.453cm" svg:y1="8.922cm" svg:x2="3.945cm" svg:y2="8.922cm">
            <text:p/>
          </draw:line>
          <draw:frame draw:style-name="gr129" draw:text-style-name="P25" draw:layer="layout" svg:width="0.757cm" svg:height="0.518cm" svg:x="2.14cm" svg:y="9.74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30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3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224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225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30" draw:text-style-name="P21" draw:layer="layout" svg:x1="7.665cm" svg:y1="9.664cm" svg:x2="7.665cm" svg:y2="10.048cm">
            <text:p/>
          </draw:line>
          <draw:frame draw:style-name="gr118" draw:text-style-name="P25" draw:layer="layout" svg:width="0.647cm" svg:height="0.518cm" svg:x="6.883cm" svg:y="9.551cm">
            <draw:text-box>
              <text:p text:style-name="P24"><text:span text:style-name="T13">b</text:span><text:span text:style-name="T15">0</text:span></text:p>
            </draw:text-box>
          </draw:frame>
          <draw:frame draw:style-name="gr119" draw:text-style-name="P25" draw:layer="layout" svg:width="0.45cm" svg:height="0.569cm" svg:x="5.841cm" svg:y="9.525cm">
            <draw:text-box>
              <text:p text:style-name="P24"><text:span text:style-name="T13">b</text:span><text:span text:style-name="T15">1</text:span></text:p>
            </draw:text-box>
          </draw:frame>
          <draw:frame draw:style-name="gr120" draw:text-style-name="P25" draw:layer="layout" svg:width="0.374cm" svg:height="0.518cm" svg:x="3.193cm" svg:y="9.451cm">
            <draw:text-box>
              <text:p text:style-name="P24"><text:span text:style-name="T13">b</text:span><text:span text:style-name="T15">2</text:span></text:p>
            </draw:text-box>
          </draw:frame>
          <draw:line draw:style-name="gr130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226" draw:text-style-name="P18" draw:layer="layout" svg:width="0.45cm" svg:height="0.45cm" svg:x="5.438cm" svg:y="8.691cm">
              <text:p/>
            </draw:circle>
            <draw:line draw:style-name="gr227" draw:text-style-name="P18" draw:layer="layout" svg:x1="5.545cm" svg:y1="8.917cm" svg:x2="5.784cm" svg:y2="8.917cm">
              <text:p/>
            </draw:line>
            <draw:line draw:style-name="gr228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229" draw:text-style-name="P18" draw:layer="layout" svg:width="0.45cm" svg:height="0.45cm" svg:x="5.438cm" svg:y="11.591cm">
              <text:p/>
            </draw:circle>
            <draw:line draw:style-name="gr230" draw:text-style-name="P18" draw:layer="layout" svg:x1="5.545cm" svg:y1="11.817cm" svg:x2="5.784cm" svg:y2="11.817cm">
              <text:p/>
            </draw:line>
            <draw:line draw:style-name="gr231" draw:text-style-name="P18" draw:layer="layout" svg:x1="5.662cm" svg:y1="11.696cm" svg:x2="5.662cm" svg:y2="11.935cm">
              <text:p/>
            </draw:line>
          </draw:g>
          <draw:line draw:style-name="gr103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232" draw:text-style-name="P18" draw:layer="layout" svg:width="0.45cm" svg:height="0.45cm" svg:x="2.923cm" svg:y="10.133cm">
              <text:p/>
            </draw:circle>
            <draw:line draw:style-name="gr233" draw:text-style-name="P18" draw:layer="layout" svg:x1="3.03cm" svg:y1="10.359cm" svg:x2="3.269cm" svg:y2="10.359cm">
              <text:p/>
            </draw:line>
            <draw:line draw:style-name="gr234" draw:text-style-name="P18" draw:layer="layout" svg:x1="3.147cm" svg:y1="10.238cm" svg:x2="3.147cm" svg:y2="10.477cm">
              <text:p/>
            </draw:line>
          </draw:g>
          <draw:g>
            <draw:rect draw:style-name="gr235" draw:text-style-name="P32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3" draw:layer="layout" svg:width="0.79cm" svg:height="0.758cm" svg:x="13.089cm" svg:y="13.793cm">
            <text:p text:style-name="P26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3" draw:layer="layout" svg:width="0.79cm" svg:height="0.756cm" svg:x="16.521cm" svg:y="13.786cm">
            <text:p text:style-name="P26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236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custom-shape draw:style-name="gr237" draw:text-style-name="P37" draw:layer="layout" svg:width="3.5cm" svg:height="1.245cm" svg:x="14cm" svg:y="16.255cm">
          <text:p text:style-name="P36"><text:span text:style-name="T33">no fixpoint </text:span></text:p>
          <text:p text:style-name="P36"><text:span text:style-name="T33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7.947cm" svg:y1="14.169cm" svg:x2="8.45cm" svg:y2="14.169cm">
            <text:p/>
          </draw:line>
          <draw:custom-shape draw:style-name="gr157" draw:text-style-name="P33" draw:layer="layout" svg:width="0.792cm" svg:height="0.726cm" svg:x="7.388cm" svg:y="13.799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388cm" svg:y2="14.169cm">
            <text:p/>
          </draw:line>
          <draw:g>
            <draw:rect draw:style-name="gr238" draw:text-style-name="P38" draw:layer="layout" svg:width="1.595cm" svg:height="1.338cm" svg:x="8.405cm" svg:y="13.5cm">
              <text:p text:style-name="P8"><text:span text:style-name="T34">z</text:span><text:span text:style-name="T35"> </text:span><text:span text:style-name="T36">-M</text:span></text:p>
            </draw:rect>
          </draw:g>
          <draw:line draw:style-name="gr79" draw:text-style-name="P20" draw:layer="layout" svg:x1="10.841cm" svg:y1="14.17cm" svg:x2="11.344cm" svg:y2="14.17cm">
            <text:p/>
          </draw:line>
          <draw:custom-shape draw:style-name="gr157" draw:text-style-name="P33" draw:layer="layout" svg:width="0.792cm" svg:height="0.726cm" svg:x="10.282cm" svg:y="13.8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14.17cm" svg:x2="10.282cm" svg:y2="14.17cm">
            <text:p/>
          </draw:line>
        </draw:g>
        <draw:frame draw:style-name="gr159" draw:text-style-name="P39" draw:layer="layout" svg:width="7.161cm" svg:height="3.806cm" svg:x="2cm" svg:y="22.896cm">
          <draw:text-box>
            <text:p>Exportieren als png mit:</text:p>
            <text:p>- h = 4cm</text:p>
            <text:p>- dpi = 100</text:p>
            <text:p>- keine Transparenz</text:p>
            <text:p>- nicht interlaced</text:p>
          </draw:text-box>
        </draw:frame>
        <draw:g>
          <draw:line draw:style-name="gr79" draw:text-style-name="P20" draw:layer="layout" svg:x1="11.184cm" svg:y1="3.209cm" svg:x2="11.53cm" svg:y2="3.209cm">
            <text:p/>
          </draw:line>
          <draw:line draw:style-name="gr78" draw:text-style-name="P20" draw:layer="layout" svg:x1="15.567cm" svg:y1="2.135cm" svg:x2="15.567cm" svg:y2="3.169cm">
            <text:p/>
          </draw:line>
          <draw:line draw:style-name="gr78" draw:text-style-name="P20" draw:layer="layout" svg:x1="15.524cm" svg:y1="3.21cm" svg:x2="14.024cm" svg:y2="3.21cm">
            <text:p/>
          </draw:line>
          <draw:line draw:style-name="gr78" draw:text-style-name="P20" draw:layer="layout" svg:x1="13.039cm" svg:y1="3.21cm" svg:x2="11.726cm" svg:y2="3.21cm">
            <text:p/>
          </draw:line>
          <draw:line draw:style-name="gr80" draw:text-style-name="P21" draw:layer="layout" svg:x1="13.071cm" svg:y1="2.732cm" svg:x2="13.071cm" svg:y2="2.595cm">
            <text:p/>
          </draw:line>
          <draw:ellipse draw:style-name="gr87" draw:text-style-name="P22" draw:layer="layout" svg:width="0.131cm" svg:height="0.126cm" svg:x="11.522cm" svg:y="3.152cm">
            <text:p/>
          </draw:ellipse>
          <draw:ellipse draw:style-name="gr82" draw:text-style-name="P22" draw:layer="layout" svg:width="0.131cm" svg:height="0.129cm" svg:x="15.501cm" svg:y="3.15cm">
            <text:p/>
          </draw:ellipse>
          <draw:line draw:style-name="gr79" draw:text-style-name="P20" draw:layer="layout" svg:x1="13.071cm" svg:y1="3.163cm" svg:x2="13.071cm" svg:y2="2.135cm">
            <text:p/>
          </draw:line>
          <draw:line draw:style-name="gr104" draw:text-style-name="P21" draw:layer="layout" svg:x1="15.568cm" svg:y1="3.787cm" svg:x2="15.568cm" svg:y2="3.904cm">
            <text:p/>
          </draw:line>
          <draw:polyline draw:style-name="gr146" draw:text-style-name="P31" draw:layer="layout" svg:width="0.462cm" svg:height="1.258cm" svg:x="10.936cm" svg:y="3.525cm" svg:viewBox="0 0 463 1259" draw:points="0,0 0,1259 0,1259 463,1259">
            <text:p/>
          </draw:polyline>
          <draw:line draw:style-name="gr146" draw:text-style-name="P31" draw:layer="layout" svg:x1="15.57cm" svg:y1="4.417cm" svg:x2="15.57cm" svg:y2="3.025cm">
            <text:p/>
          </draw:line>
          <draw:line draw:style-name="gr78" draw:text-style-name="P20" draw:layer="layout" svg:x1="11.593cm" svg:y1="2.127cm" svg:x2="11.593cm" svg:y2="3.218cm">
            <text:p/>
          </draw:line>
          <draw:line draw:style-name="gr81" draw:text-style-name="P20" draw:layer="layout" svg:x1="14.186cm" svg:y1="3.212cm" svg:x2="14.388cm" svg:y2="3.212cm">
            <text:p/>
          </draw:line>
          <draw:ellipse draw:style-name="gr82" draw:text-style-name="P22" draw:layer="layout" svg:width="0.132cm" svg:height="0.13cm" svg:x="13.005cm" svg:y="3.144cm">
            <text:p/>
          </draw:ellipse>
          <draw:g>
            <draw:rect draw:style-name="gr239" draw:text-style-name="P19" draw:layer="layout" svg:width="0.754cm" svg:height="0.811cm" svg:x="14.38cm" svg:y="2.788cm">
              <text:p text:style-name="P8"><text:span text:style-name="T6">z</text:span><text:span text:style-name="T7"> -1</text:span></text:p>
            </draw:rect>
          </draw:g>
          <draw:g>
            <draw:rect draw:style-name="gr240" draw:text-style-name="P19" draw:layer="layout" svg:width="0.753cm" svg:height="0.811cm" svg:x="11.944cm" svg:y="2.788cm">
              <text:p text:style-name="P8"><text:span text:style-name="T6">z</text:span><text:span text:style-name="T7"> -1</text:span></text:p>
            </draw:rect>
          </draw:g>
          <draw:g>
            <draw:circle draw:style-name="gr241" draw:text-style-name="P18" draw:layer="layout" svg:width="0.565cm" svg:height="0.566cm" svg:x="10.646cm" svg:y="2.928cm">
              <text:p/>
            </draw:circle>
            <draw:line draw:style-name="gr242" draw:text-style-name="P18" draw:layer="layout" svg:x1="10.78cm" svg:y1="3.211cm" svg:x2="11.08cm" svg:y2="3.211cm">
              <text:p/>
            </draw:line>
            <draw:line draw:style-name="gr243" draw:text-style-name="P18" draw:layer="layout" svg:x1="10.928cm" svg:y1="3.06cm" svg:x2="10.928cm" svg:y2="3.36cm">
              <text:p/>
            </draw:line>
          </draw:g>
          <draw:line draw:style-name="gr79" draw:text-style-name="P20" draw:layer="layout" svg:x1="11.624cm" svg:y1="3.209cm" svg:x2="11.955cm" svg:y2="3.209cm">
            <text:p/>
          </draw:line>
          <draw:line draw:style-name="gr79" draw:text-style-name="P20" draw:layer="layout" svg:x1="13.071cm" svg:y1="3.025cm" svg:x2="13.071cm" svg:y2="4.448cm">
            <text:p/>
          </draw:line>
          <draw:line draw:style-name="gr80" draw:text-style-name="P21" draw:layer="layout" svg:x1="11.557cm" svg:y1="2.732cm" svg:x2="11.557cm" svg:y2="2.595cm">
            <text:p/>
          </draw:line>
          <draw:line draw:style-name="gr80" draw:text-style-name="P21" draw:layer="layout" svg:x1="15.567cm" svg:y1="2.732cm" svg:x2="15.567cm" svg:y2="2.595cm">
            <text:p/>
          </draw:line>
          <draw:line draw:style-name="gr104" draw:text-style-name="P21" draw:layer="layout" svg:x1="13.073cm" svg:y1="3.787cm" svg:x2="13.073cm" svg:y2="3.904cm">
            <text:p/>
          </draw:line>
          <draw:frame draw:style-name="gr152" draw:text-style-name="P25" draw:layer="layout" svg:width="0.984cm" svg:height="0.719cm" svg:x="10.747cm" svg:y="2.181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226cm" svg:y="2.182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4.702cm" svg:y="2.183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4.702cm" svg:y="3.624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226cm" svg:y="3.625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124cm" svg:y1="3.217cm" svg:x2="10.627cm" svg:y2="3.217cm">
            <text:p/>
          </draw:line>
          <draw:custom-shape draw:style-name="gr95" draw:text-style-name="P30" draw:layer="layout" svg:width="0.79cm" svg:height="0.688cm" svg:x="9.567cm" svg:y="2.875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278cm" svg:y1="3.217cm" svg:x2="9.567cm" svg:y2="3.217cm">
            <text:p/>
          </draw:line>
          <draw:line draw:style-name="gr78" draw:text-style-name="P20" draw:layer="layout" svg:x1="17.177cm" svg:y1="1.741cm" svg:x2="16.454cm" svg:y2="1.741cm">
            <text:p/>
          </draw:line>
          <draw:custom-shape draw:style-name="gr153" draw:text-style-name="P30" draw:layer="layout" svg:width="0.79cm" svg:height="0.677cm" svg:x="16.064cm" svg:y="1.399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07cm" svg:y1="1.741cm" svg:x2="15.754cm" svg:y2="1.741cm">
            <text:p/>
          </draw:line>
          <draw:g>
            <draw:custom-shape draw:style-name="gr244" draw:text-style-name="P40" draw:layer="layout" svg:width="4.348cm" svg:height="0.7cm" svg:x="11.399cm" svg:y="1.398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2.476cm" svg:y="1.328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117cm" svg:y1="3.209cm" svg:x2="13.448cm" svg:y2="3.209cm">
            <text:p/>
          </draw:line>
          <draw:g>
            <draw:custom-shape draw:style-name="gr245" draw:text-style-name="P40" draw:layer="layout" svg:width="4.348cm" svg:height="0.724cm" svg:x="11.399cm" svg:y="4.448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5" draw:layer="layout" svg:width="0.3cm" svg:height="0.793cm" svg:x="12.476cm" svg:y="4.389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3.484cm" svg:y1="3.207cm" svg:x2="13.984cm" svg:y2="3.207cm">
            <text:p/>
          </draw:line>
          <draw:line draw:style-name="gr97" draw:text-style-name="P20" draw:layer="layout" svg:x1="13.865cm" svg:y1="4.001cm" svg:x2="13.865cm" svg:y2="3.611cm">
            <text:p/>
          </draw:line>
          <draw:line draw:style-name="gr97" draw:text-style-name="P20" draw:layer="layout" svg:x1="13.865cm" svg:y1="2.801cm" svg:x2="13.865cm" svg:y2="2.411cm">
            <text:p/>
          </draw:line>
          <draw:line draw:style-name="gr78" draw:text-style-name="P20" draw:layer="layout" svg:x1="13.867cm" svg:y1="2.119cm" svg:x2="13.867cm" svg:y2="2.525cm">
            <text:p/>
          </draw:line>
          <draw:line draw:style-name="gr79" draw:text-style-name="P20" draw:layer="layout" svg:x1="13.863cm" svg:y1="4.075cm" svg:x2="13.863cm" svg:y2="4.442cm">
            <text:p/>
          </draw:line>
        </draw:g>
        <draw:g>
          <draw:line draw:style-name="gr78" draw:text-style-name="P20" draw:layer="layout" svg:x1="7.958cm" svg:y1="7.421cm" svg:x2="7.648cm" svg:y2="7.421cm">
            <text:p/>
          </draw:line>
          <draw:line draw:style-name="gr79" draw:text-style-name="P20" draw:layer="layout" svg:x1="3.266cm" svg:y1="5.921cm" svg:x2="4.115cm" svg:y2="5.921cm">
            <text:p/>
          </draw:line>
          <draw:polyline draw:style-name="gr78" draw:text-style-name="P20" draw:layer="layout" svg:width="1.399cm" svg:height="1.142cm" svg:x="6.148cm" svg:y="5.916cm" svg:viewBox="0 0 1400 1143" draw:points="1400,1143 1400,0 1400,0 0,0">
            <text:p/>
          </draw:polyline>
          <draw:line draw:style-name="gr78" draw:text-style-name="P20" draw:layer="layout" svg:x1="5.648cm" svg:y1="5.922cm" svg:x2="4.353cm" svg:y2="5.922cm">
            <text:p/>
          </draw:line>
          <draw:ellipse draw:style-name="gr87" draw:text-style-name="P22" draw:layer="layout" svg:width="0.131cm" svg:height="0.126cm" svg:x="4.115cm" svg:y="5.864cm">
            <text:p/>
          </draw:ellipse>
          <draw:line draw:style-name="gr78" draw:text-style-name="P20" draw:layer="layout" svg:x1="4.186cm" svg:y1="7.083cm" svg:x2="4.186cm" svg:y2="5.921cm">
            <text:p/>
          </draw:line>
          <draw:line draw:style-name="gr81" draw:text-style-name="P20" draw:layer="layout" svg:x1="6.313cm" svg:y1="5.932cm" svg:x2="6.515cm" svg:y2="5.932cm">
            <text:p/>
          </draw:line>
          <draw:g>
            <draw:rect draw:style-name="gr246" draw:text-style-name="P19" draw:layer="layout" svg:width="0.754cm" svg:height="0.811cm" svg:x="6.507cm" svg:y="5.5cm">
              <text:p text:style-name="P8"><text:span text:style-name="T6">z</text:span><text:span text:style-name="T7"> -1</text:span></text:p>
            </draw:rect>
          </draw:g>
          <draw:g>
            <draw:rect draw:style-name="gr247" draw:text-style-name="P19" draw:layer="layout" svg:width="0.753cm" svg:height="0.811cm" svg:x="4.571cm" svg:y="5.5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937cm" svg:y1="5.921cm" svg:x2="4.582cm" svg:y2="5.921cm">
            <text:p/>
          </draw:line>
          <draw:line draw:style-name="gr80" draw:text-style-name="P21" draw:layer="layout" svg:x1="7.548cm" svg:y1="6.368cm" svg:x2="7.548cm" svg:y2="6.752cm">
            <text:p/>
          </draw:line>
          <draw:frame draw:style-name="gr90" draw:text-style-name="P25" draw:layer="layout" svg:width="0.556cm" svg:height="0.719cm" svg:x="3.529cm" svg:y="6.3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799cm" svg:y="6.3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4.186cm" svg:y1="6.368cm" svg:x2="4.186cm" svg:y2="6.752cm">
            <text:p/>
          </draw:line>
          <draw:custom-shape draw:style-name="gr206" draw:text-style-name="P40" draw:layer="layout" svg:width="3.838cm" svg:height="0.724cm" svg:x="3.81cm" svg:y="7.05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654cm" svg:y="6.999cm">
            <draw:text-box>
              <text:p><text:span text:style-name="T21">Σ</text:span></text:p>
            </draw:text-box>
          </draw:frame>
          <draw:line draw:style-name="gr94" draw:text-style-name="P29" draw:layer="layout" svg:x1="5.592cm" svg:y1="5.911cm" svg:x2="6.092cm" svg:y2="5.911cm">
            <text:p/>
          </draw:line>
          <draw:custom-shape draw:style-name="gr95" draw:text-style-name="P30" draw:layer="layout" svg:width="0.79cm" svg:height="0.687cm" svg:x="7.958cm" svg:y="7.077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5.873cm" svg:y1="7.076cm" svg:x2="5.873cm" svg:y2="6.697cm">
            <text:p/>
          </draw:line>
          <draw:custom-shape draw:style-name="gr96" draw:text-style-name="P30" draw:layer="layout" svg:width="0.842cm" svg:height="0.689cm" svg:x="3.037cm" svg:y="5.576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748cm" svg:y1="5.921cm" svg:x2="3.037cm" svg:y2="5.921cm">
            <text:p/>
          </draw:line>
          <draw:line draw:style-name="gr97" draw:text-style-name="P20" draw:layer="layout" svg:x1="5.873cm" svg:y1="6.805cm" svg:x2="5.873cm" svg:y2="6.415cm">
            <text:p/>
          </draw:line>
          <draw:line draw:style-name="gr78" draw:text-style-name="P20" draw:layer="layout" svg:x1="9cm" svg:y1="7.421cm" svg:x2="8.741cm" svg:y2="7.421cm">
            <text:p/>
          </draw:line>
        </draw:g>
      </draw:page>
      <draw:page draw:name="page3" draw:style-name="dp1" draw:master-page-name="Standard">
        <draw:g>
          <draw:line draw:style-name="gr81" draw:text-style-name="P20" draw:layer="layout" svg:x1="1cm" svg:y1="2.311cm" svg:x2="2.559cm" svg:y2="2.311cm">
            <text:p/>
          </draw:line>
          <draw:polyline draw:style-name="gr103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03" draw:text-style-name="P20" draw:layer="layout" svg:x1="4.485cm" svg:y1="2.312cm" svg:x2="2.815cm" svg:y2="2.312cm">
            <text:p/>
          </draw:line>
          <draw:frame draw:style-name="gr248" draw:text-style-name="P25" draw:layer="layout" svg:width="0.984cm" svg:height="0.518cm" svg:x="0.833cm" svg:y="1.723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7" draw:text-style-name="P22" draw:layer="layout" svg:width="0.131cm" svg:height="0.126cm" svg:x="2.577cm" svg:y="2.254cm">
            <text:p/>
          </draw:ellipse>
          <draw:line draw:style-name="gr81" draw:text-style-name="P20" draw:layer="layout" svg:x1="4.536cm" svg:y1="2.376cm" svg:x2="4.536cm" svg:y2="3.449cm">
            <text:p/>
          </draw:line>
          <draw:line draw:style-name="gr81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249" draw:text-style-name="P19" draw:layer="layout" svg:width="0.754cm" svg:height="0.811cm" svg:x="5.169cm" svg:y="1.89cm">
              <text:p text:style-name="P8"><text:span text:style-name="T6">z</text:span><text:span text:style-name="T7"> -1</text:span></text:p>
            </draw:rect>
          </draw:g>
          <draw:g>
            <draw:rect draw:style-name="gr250" draw:text-style-name="P19" draw:layer="layout" svg:width="0.753cm" svg:height="0.811cm" svg:x="3.033cm" svg:y="1.8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90" draw:text-style-name="P25" draw:layer="layout" svg:width="0.556cm" svg:height="0.719cm" svg:x="2.091cm" svg:y="2.546cm">
            <draw:text-box>
              <text:p text:style-name="P24"><text:span text:style-name="T13">b</text:span><text:span text:style-name="T15">0</text:span></text:p>
            </draw:text-box>
          </draw:frame>
          <draw:frame draw:style-name="gr251" draw:text-style-name="P25" draw:layer="layout" svg:width="0.374cm" svg:height="0.719cm" svg:x="4.05cm" svg:y="2.531cm">
            <draw:text-box>
              <text:p text:style-name="P24"><text:span text:style-name="T13">b</text:span><text:span text:style-name="T15">1</text:span></text:p>
            </draw:text-box>
          </draw:frame>
          <draw:frame draw:style-name="gr91" draw:text-style-name="P25" draw:layer="layout" svg:width="0.642cm" svg:height="0.719cm" svg:x="5.891cm" svg:y="2.531cm">
            <draw:text-box>
              <text:p text:style-name="P24"><text:span text:style-name="T13">b</text:span><text:span text:style-name="T15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03" draw:text-style-name="P20" draw:layer="layout" svg:x1="8.165cm" svg:y1="4.95cm" svg:x2="6.631cm" svg:y2="4.95cm">
              <text:p/>
            </draw:line>
            <draw:polyline draw:style-name="gr81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03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3" draw:text-style-name="P25" draw:layer="layout" svg:width="0.987cm" svg:height="0.72cm" svg:x="7.313cm" svg:y="4.98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1" draw:text-style-name="P20" draw:layer="layout" svg:x1="4.535cm" svg:y1="6.366cm" svg:x2="4.535cm" svg:y2="5.239cm">
              <text:p/>
            </draw:line>
            <draw:line draw:style-name="gr81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252" draw:text-style-name="P18" draw:layer="layout" svg:width="0.566cm" svg:height="0.566cm" svg:x="6.247cm" svg:y="4.673cm">
                <text:p/>
              </draw:circle>
              <draw:line draw:style-name="gr253" draw:text-style-name="P18" draw:layer="layout" svg:x1="6.381cm" svg:y1="4.956cm" svg:x2="6.681cm" svg:y2="4.956cm">
                <text:p/>
              </draw:line>
              <draw:line draw:style-name="gr254" draw:text-style-name="P18" draw:layer="layout" svg:x1="6.53cm" svg:y1="4.804cm" svg:x2="6.53cm" svg:y2="5.104cm">
                <text:p/>
              </draw:line>
            </draw:g>
            <draw:g>
              <draw:rect draw:style-name="gr255" draw:text-style-name="P19" draw:layer="layout" svg:width="0.754cm" svg:height="0.811cm" svg:x="5.168cm" svg:y="5.989cm">
                <text:p text:style-name="P8"><text:span text:style-name="T6">z</text:span><text:span text:style-name="T7"> -1</text:span></text:p>
              </draw:rect>
            </draw:g>
            <draw:g>
              <draw:circle draw:style-name="gr256" draw:text-style-name="P18" draw:layer="layout" svg:width="0.566cm" svg:height="0.566cm" svg:x="4.25cm" svg:y="4.673cm">
                <text:p/>
              </draw:circle>
              <draw:line draw:style-name="gr257" draw:text-style-name="P18" draw:layer="layout" svg:x1="4.384cm" svg:y1="4.957cm" svg:x2="4.684cm" svg:y2="4.957cm">
                <text:p/>
              </draw:line>
              <draw:line draw:style-name="gr258" draw:text-style-name="P18" draw:layer="layout" svg:x1="4.532cm" svg:y1="4.805cm" svg:x2="4.532cm" svg:y2="5.105cm">
                <text:p/>
              </draw:line>
            </draw:g>
            <draw:g>
              <draw:rect draw:style-name="gr259" draw:text-style-name="P19" draw:layer="layout" svg:width="0.753cm" svg:height="0.811cm" svg:x="3.032cm" svg:y="5.989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152" draw:text-style-name="P25" draw:layer="layout" svg:width="0.984cm" svg:height="0.719cm" svg:x="1.726cm" svg:y="5.639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260" draw:text-style-name="P25" draw:layer="layout" svg:width="0.984cm" svg:height="1.026cm" svg:x="3.664cm" svg:y="5.489cm">
              <draw:text-box>
                <text:p text:style-name="P24"><text:span text:style-name="T13">-a</text:span><text:span text:style-name="T15">1</text:span></text:p>
              </draw:text-box>
            </draw:frame>
            <draw:line draw:style-name="gr81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261" draw:text-style-name="P41" draw:layer="layout" svg:width="1.424cm" svg:height="0.776cm" svg:x="5.001cm" svg:y="5.125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</draw:g>
          <draw:g>
            <draw:circle draw:style-name="gr262" draw:text-style-name="P18" draw:layer="layout" svg:width="0.566cm" svg:height="0.566cm" svg:x="4.25cm" svg:y="3.473cm">
              <text:p/>
            </draw:circle>
            <draw:line draw:style-name="gr263" draw:text-style-name="P18" draw:layer="layout" svg:x1="4.384cm" svg:y1="3.757cm" svg:x2="4.684cm" svg:y2="3.757cm">
              <text:p/>
            </draw:line>
            <draw:line draw:style-name="gr264" draw:text-style-name="P18" draw:layer="layout" svg:x1="4.532cm" svg:y1="3.605cm" svg:x2="4.532cm" svg:y2="3.905cm">
              <text:p/>
            </draw:line>
          </draw:g>
          <draw:g>
            <draw:circle draw:style-name="gr265" draw:text-style-name="P18" draw:layer="layout" svg:width="0.566cm" svg:height="0.566cm" svg:x="6.258cm" svg:y="3.473cm">
              <text:p/>
            </draw:circle>
            <draw:line draw:style-name="gr266" draw:text-style-name="P18" draw:layer="layout" svg:x1="6.392cm" svg:y1="3.756cm" svg:x2="6.692cm" svg:y2="3.756cm">
              <text:p/>
            </draw:line>
            <draw:line draw:style-name="gr267" draw:text-style-name="P18" draw:layer="layout" svg:x1="6.541cm" svg:y1="3.604cm" svg:x2="6.541cm" svg:y2="3.904cm">
              <text:p/>
            </draw:line>
          </draw:g>
          <draw:polyline draw:style-name="gr81" draw:text-style-name="P20" draw:layer="layout" svg:width="1.605cm" svg:height="1.378cm" svg:x="2.644cm" svg:y="2.38cm" svg:viewBox="0 0 1606 1379" draw:points="0,0 0,1379 1606,1379">
            <text:p/>
          </draw:polyline>
          <draw:line draw:style-name="gr103" draw:text-style-name="P20" draw:layer="layout" svg:x1="6.262cm" svg:y1="3.759cm" svg:x2="4.816cm" svg:y2="3.759cm">
            <text:p/>
          </draw:line>
          <draw:line draw:style-name="gr81" draw:text-style-name="P20" draw:layer="layout" svg:x1="6.533cm" svg:y1="4.039cm" svg:x2="6.533cm" svg:y2="4.673cm">
            <text:p/>
          </draw:line>
          <draw:custom-shape draw:style-name="gr268" draw:text-style-name="P29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269" draw:text-style-name="P29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261" draw:text-style-name="P42" draw:layer="layout" svg:width="1.424cm" svg:height="0.776cm" svg:x="4.902cm" svg:y="2.92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</draw:g>
        <draw:g>
          <draw:line draw:style-name="gr81" draw:text-style-name="P20" draw:layer="layout" svg:x1="7.861cm" svg:y1="2.288cm" svg:x2="9.126cm" svg:y2="2.288cm">
            <text:p/>
          </draw:line>
          <draw:frame draw:style-name="gr248" draw:text-style-name="P25" draw:layer="layout" svg:width="0.984cm" svg:height="0.518cm" svg:x="7.7cm" svg:y="1.7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g>
            <draw:polyline draw:style-name="gr270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1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271" draw:text-style-name="P18" draw:layer="layout" svg:width="0.566cm" svg:height="0.566cm" svg:x="9.173cm" svg:y="2.015cm">
                <text:p/>
              </draw:circle>
              <draw:line draw:style-name="gr272" draw:text-style-name="P18" draw:layer="layout" svg:x1="9.307cm" svg:y1="2.298cm" svg:x2="9.607cm" svg:y2="2.298cm">
                <text:p/>
              </draw:line>
              <draw:line draw:style-name="gr273" draw:text-style-name="P18" draw:layer="layout" svg:x1="9.456cm" svg:y1="2.146cm" svg:x2="9.456cm" svg:y2="2.446cm">
                <text:p/>
              </draw:line>
            </draw:g>
            <draw:g>
              <draw:rect draw:style-name="gr274" draw:text-style-name="P19" draw:layer="layout" svg:width="0.754cm" svg:height="0.811cm" svg:x="11.994cm" svg:y="3.331cm">
                <text:p text:style-name="P8"><text:span text:style-name="T6">z</text:span><text:span text:style-name="T7"> -1</text:span></text:p>
              </draw:rect>
            </draw:g>
            <draw:g>
              <draw:circle draw:style-name="gr275" draw:text-style-name="P18" draw:layer="layout" svg:width="0.566cm" svg:height="0.566cm" svg:x="11.076cm" svg:y="2.015cm">
                <text:p/>
              </draw:circle>
              <draw:line draw:style-name="gr276" draw:text-style-name="P18" draw:layer="layout" svg:x1="11.21cm" svg:y1="2.299cm" svg:x2="11.51cm" svg:y2="2.299cm">
                <text:p/>
              </draw:line>
              <draw:line draw:style-name="gr277" draw:text-style-name="P18" draw:layer="layout" svg:x1="11.358cm" svg:y1="2.147cm" svg:x2="11.358cm" svg:y2="2.447cm">
                <text:p/>
              </draw:line>
            </draw:g>
            <draw:g>
              <draw:rect draw:style-name="gr278" draw:text-style-name="P19" draw:layer="layout" svg:width="0.753cm" svg:height="0.811cm" svg:x="9.858cm" svg:y="3.331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152" draw:text-style-name="P25" draw:layer="layout" svg:width="0.984cm" svg:height="0.719cm" svg:x="12.652cm" svg:y="2.981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260" draw:text-style-name="P25" draw:layer="layout" svg:width="0.984cm" svg:height="1.026cm" svg:x="10.49cm" svg:y="2.831cm">
              <draw:text-box>
                <text:p text:style-name="P24"><text:span text:style-name="T13">-a</text:span><text:span text:style-name="T15">1</text:span></text:p>
              </draw:text-box>
            </draw:frame>
            <draw:line draw:style-name="gr279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261" draw:text-style-name="P41" draw:layer="layout" svg:width="1.424cm" svg:height="0.776cm" svg:x="11.827cm" svg:y="2.467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  <draw:custom-shape draw:style-name="gr280" draw:text-style-name="P29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1" draw:text-style-name="P20" draw:layer="layout" svg:x1="9.473cm" svg:y1="3.752cm" svg:x2="9.473cm" svg:y2="5.153cm">
              <text:p/>
            </draw:line>
          </draw:g>
          <draw:g>
            <draw:polyline draw:style-name="gr103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03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7" draw:text-style-name="P22" draw:layer="layout" svg:width="0.131cm" svg:height="0.126cm" svg:x="9.403cm" svg:y="5.096cm">
              <text:p/>
            </draw:ellipse>
            <draw:line draw:style-name="gr81" draw:text-style-name="P20" draw:layer="layout" svg:x1="11.362cm" svg:y1="5.218cm" svg:x2="11.362cm" svg:y2="6.291cm">
              <text:p/>
            </draw:line>
            <draw:line draw:style-name="gr81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281" draw:text-style-name="P19" draw:layer="layout" svg:width="0.754cm" svg:height="0.811cm" svg:x="11.995cm" svg:y="4.732cm">
                <text:p text:style-name="P8"><text:span text:style-name="T6">z</text:span><text:span text:style-name="T7"> -1</text:span></text:p>
              </draw:rect>
            </draw:g>
            <draw:g>
              <draw:rect draw:style-name="gr282" draw:text-style-name="P19" draw:layer="layout" svg:width="0.753cm" svg:height="0.811cm" svg:x="9.859cm" svg:y="4.732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90" draw:text-style-name="P25" draw:layer="layout" svg:width="0.556cm" svg:height="0.719cm" svg:x="8.917cm" svg:y="5.388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251" draw:text-style-name="P25" draw:layer="layout" svg:width="0.374cm" svg:height="0.719cm" svg:x="10.876cm" svg:y="5.373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91" draw:text-style-name="P25" draw:layer="layout" svg:width="0.642cm" svg:height="0.719cm" svg:x="12.717cm" svg:y="5.373cm">
              <draw:text-box>
                <text:p text:style-name="P24"><text:span text:style-name="T13">b</text:span><text:span text:style-name="T15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283" draw:text-style-name="P18" draw:layer="layout" svg:width="0.566cm" svg:height="0.566cm" svg:x="11.076cm" svg:y="6.315cm">
                <text:p/>
              </draw:circle>
              <draw:line draw:style-name="gr284" draw:text-style-name="P18" draw:layer="layout" svg:x1="11.21cm" svg:y1="6.599cm" svg:x2="11.51cm" svg:y2="6.599cm">
                <text:p/>
              </draw:line>
              <draw:line draw:style-name="gr285" draw:text-style-name="P18" draw:layer="layout" svg:x1="11.358cm" svg:y1="6.447cm" svg:x2="11.358cm" svg:y2="6.747cm">
                <text:p/>
              </draw:line>
            </draw:g>
            <draw:g>
              <draw:circle draw:style-name="gr286" draw:text-style-name="P18" draw:layer="layout" svg:width="0.566cm" svg:height="0.566cm" svg:x="13.084cm" svg:y="6.315cm">
                <text:p/>
              </draw:circle>
              <draw:line draw:style-name="gr287" draw:text-style-name="P18" draw:layer="layout" svg:x1="13.218cm" svg:y1="6.598cm" svg:x2="13.518cm" svg:y2="6.598cm">
                <text:p/>
              </draw:line>
              <draw:line draw:style-name="gr288" draw:text-style-name="P18" draw:layer="layout" svg:x1="13.367cm" svg:y1="6.446cm" svg:x2="13.367cm" svg:y2="6.746cm">
                <text:p/>
              </draw:line>
            </draw:g>
            <draw:polyline draw:style-name="gr81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03" draw:text-style-name="P20" draw:layer="layout" svg:x1="13.088cm" svg:y1="6.601cm" svg:x2="11.642cm" svg:y2="6.601cm">
              <text:p/>
            </draw:line>
            <draw:custom-shape draw:style-name="gr289" draw:text-style-name="P29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0" draw:text-style-name="P42" draw:layer="layout" svg:width="1.424cm" svg:height="0.776cm" svg:x="11.728cm" svg:y="5.767cm">
              <draw:text-box>
                <text:p><text:span text:style-name="T40">H</text:span><text:span text:style-name="T41">1 </text:span><text:span text:style-name="T42">(</text:span><text:span text:style-name="T40">z</text:span><text:span text:style-name="T42">)</text:span></text:p>
              </draw:text-box>
            </draw:frame>
          </draw:g>
          <draw:frame draw:style-name="gr123" draw:text-style-name="P25" draw:layer="layout" svg:width="0.987cm" svg:height="0.72cm" svg:x="13.909cm" svg:y="5.878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3" draw:text-style-name="P20" draw:layer="layout" svg:x1="14.74cm" svg:y1="6.598cm" svg:x2="13.65cm" svg:y2="6.598cm">
            <text:p/>
          </draw:line>
        </draw:g>
        <draw:g>
          <draw:line draw:style-name="gr81" draw:text-style-name="P20" draw:layer="layout" svg:x1="14.503cm" svg:y1="2.288cm" svg:x2="15.226cm" svg:y2="2.288cm">
            <text:p/>
          </draw:line>
          <draw:frame draw:style-name="gr248" draw:text-style-name="P25" draw:layer="layout" svg:width="0.984cm" svg:height="0.518cm" svg:x="14.3cm" svg:y="1.7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1" draw:text-style-name="P20" draw:layer="layout" svg:x1="17.414cm" svg:y1="3.696cm" svg:x2="17.414cm" svg:y2="2.569cm">
            <text:p/>
          </draw:line>
          <draw:g>
            <draw:circle draw:style-name="gr291" draw:text-style-name="P18" draw:layer="layout" svg:width="0.566cm" svg:height="0.566cm" svg:x="15.226cm" svg:y="2.003cm">
              <text:p/>
            </draw:circle>
            <draw:line draw:style-name="gr292" draw:text-style-name="P18" draw:layer="layout" svg:x1="15.36cm" svg:y1="2.286cm" svg:x2="15.66cm" svg:y2="2.286cm">
              <text:p/>
            </draw:line>
            <draw:line draw:style-name="gr293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152" draw:text-style-name="P25" draw:layer="layout" svg:width="0.984cm" svg:height="0.719cm" svg:x="18.615cm" svg:y="2.988cm">
            <draw:text-box>
              <text:p text:style-name="P24"><text:span text:style-name="T13">-a</text:span><text:span text:style-name="T15">2</text:span></text:p>
            </draw:text-box>
          </draw:frame>
          <draw:frame draw:style-name="gr260" draw:text-style-name="P25" draw:layer="layout" svg:width="0.984cm" svg:height="1.026cm" svg:x="16.543cm" svg:y="2.819cm">
            <draw:text-box>
              <text:p text:style-name="P24"><text:span text:style-name="T13">-a</text:span><text:span text:style-name="T15">1</text:span></text:p>
            </draw:text-box>
          </draw:frame>
          <draw:frame draw:style-name="gr261" draw:text-style-name="P41" draw:layer="layout" svg:width="1.424cm" svg:height="0.776cm" svg:x="17.88cm" svg:y="2.455cm">
            <draw:text-box>
              <text:p><text:span text:style-name="T37">H</text:span><text:span text:style-name="T38">2 </text:span><text:span text:style-name="T39">(</text:span><text:span text:style-name="T37">z</text:span><text:span text:style-name="T39">)</text:span></text:p>
            </draw:text-box>
          </draw:frame>
          <draw:line draw:style-name="gr81" draw:text-style-name="P20" draw:layer="layout" svg:x1="15.526cm" svg:y1="2.54cm" svg:x2="15.526cm" svg:y2="3.741cm">
            <text:p/>
          </draw:line>
          <draw:polyline draw:style-name="gr270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03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03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7" draw:text-style-name="P22" draw:layer="layout" svg:width="0.131cm" svg:height="0.126cm" svg:x="15.456cm" svg:y="3.684cm">
            <text:p/>
          </draw:ellipse>
          <draw:line draw:style-name="gr81" draw:text-style-name="P20" draw:layer="layout" svg:x1="17.415cm" svg:y1="3.806cm" svg:x2="17.415cm" svg:y2="4.879cm">
            <text:p/>
          </draw:line>
          <draw:line draw:style-name="gr81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294" draw:text-style-name="P19" draw:layer="layout" svg:width="0.754cm" svg:height="0.811cm" svg:x="17.998cm" svg:y="3.32cm">
              <text:p text:style-name="P8"><text:span text:style-name="T6">z</text:span><text:span text:style-name="T7"> -1</text:span></text:p>
            </draw:rect>
          </draw:g>
          <draw:g>
            <draw:rect draw:style-name="gr295" draw:text-style-name="P19" draw:layer="layout" svg:width="0.753cm" svg:height="0.811cm" svg:x="15.912cm" svg:y="3.32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90" draw:text-style-name="P25" draw:layer="layout" svg:width="0.556cm" svg:height="0.719cm" svg:x="14.97cm" svg:y="3.976cm">
            <draw:text-box>
              <text:p text:style-name="P24"><text:span text:style-name="T13">b</text:span><text:span text:style-name="T15">0</text:span></text:p>
            </draw:text-box>
          </draw:frame>
          <draw:frame draw:style-name="gr251" draw:text-style-name="P25" draw:layer="layout" svg:width="0.374cm" svg:height="0.719cm" svg:x="16.929cm" svg:y="3.961cm">
            <draw:text-box>
              <text:p text:style-name="P24"><text:span text:style-name="T13">b</text:span><text:span text:style-name="T15">1</text:span></text:p>
            </draw:text-box>
          </draw:frame>
          <draw:frame draw:style-name="gr91" draw:text-style-name="P25" draw:layer="layout" svg:width="0.642cm" svg:height="0.719cm" svg:x="18.77cm" svg:y="3.961cm">
            <draw:text-box>
              <text:p text:style-name="P24"><text:span text:style-name="T13">b</text:span><text:span text:style-name="T15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296" draw:text-style-name="P18" draw:layer="layout" svg:width="0.566cm" svg:height="0.566cm" svg:x="17.129cm" svg:y="4.903cm">
              <text:p/>
            </draw:circle>
            <draw:line draw:style-name="gr297" draw:text-style-name="P18" draw:layer="layout" svg:x1="17.263cm" svg:y1="5.187cm" svg:x2="17.563cm" svg:y2="5.187cm">
              <text:p/>
            </draw:line>
            <draw:line draw:style-name="gr298" draw:text-style-name="P18" draw:layer="layout" svg:x1="17.411cm" svg:y1="5.035cm" svg:x2="17.411cm" svg:y2="5.335cm">
              <text:p/>
            </draw:line>
          </draw:g>
          <draw:g>
            <draw:circle draw:style-name="gr299" draw:text-style-name="P18" draw:layer="layout" svg:width="0.566cm" svg:height="0.566cm" svg:x="19.137cm" svg:y="4.903cm">
              <text:p/>
            </draw:circle>
            <draw:line draw:style-name="gr300" draw:text-style-name="P18" draw:layer="layout" svg:x1="19.271cm" svg:y1="5.186cm" svg:x2="19.571cm" svg:y2="5.186cm">
              <text:p/>
            </draw:line>
            <draw:line draw:style-name="gr301" draw:text-style-name="P18" draw:layer="layout" svg:x1="19.42cm" svg:y1="5.034cm" svg:x2="19.42cm" svg:y2="5.334cm">
              <text:p/>
            </draw:line>
          </draw:g>
          <draw:polyline draw:style-name="gr81" draw:text-style-name="P20" draw:layer="layout" svg:width="1.605cm" svg:height="1.378cm" svg:x="15.523cm" svg:y="3.81cm" svg:viewBox="0 0 1606 1379" draw:points="0,0 0,1379 1606,1379">
            <text:p/>
          </draw:polyline>
          <draw:line draw:style-name="gr103" draw:text-style-name="P20" draw:layer="layout" svg:x1="19.141cm" svg:y1="5.189cm" svg:x2="17.695cm" svg:y2="5.189cm">
            <text:p/>
          </draw:line>
          <draw:frame draw:style-name="gr290" draw:text-style-name="P42" draw:layer="layout" svg:width="1.424cm" svg:height="0.776cm" svg:x="17.781cm" svg:y="4.35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3" draw:text-style-name="P25" draw:layer="layout" svg:width="0.987cm" svg:height="0.72cm" svg:x="19.662cm" svg:y="4.466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3" draw:text-style-name="P20" draw:layer="layout" svg:x1="20.5cm" svg:y1="5.186cm" svg:x2="19.703cm" svg:y2="5.186cm">
            <text:p/>
          </draw:line>
          <draw:g>
            <draw:circle draw:style-name="gr302" draw:text-style-name="P18" draw:layer="layout" svg:width="0.566cm" svg:height="0.566cm" svg:x="17.129cm" svg:y="2.003cm">
              <text:p/>
            </draw:circle>
            <draw:line draw:style-name="gr303" draw:text-style-name="P18" draw:layer="layout" svg:x1="17.263cm" svg:y1="2.287cm" svg:x2="17.563cm" svg:y2="2.287cm">
              <text:p/>
            </draw:line>
            <draw:line draw:style-name="gr304" draw:text-style-name="P18" draw:layer="layout" svg:x1="17.411cm" svg:y1="2.135cm" svg:x2="17.411cm" svg:y2="2.435cm">
              <text:p/>
            </draw:line>
          </draw:g>
          <draw:line draw:style-name="gr279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2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Fine_20_Dashed" draw:display-name="Fine Dashed" draw:style="rect" draw:dots1="1" draw:dots1-length="100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Münker</meta:initial-creator>
    <meta:creation-date>2011-03-30T15:43:59.33</meta:creation-date>
    <dc:date>2020-05-20T18:16:28.547000000</dc:date>
    <meta:editing-duration>P13DT2H8M33S</meta:editing-duration>
    <meta:editing-cycles>164</meta:editing-cycles>
    <meta:generator>LibreOffice/5.4.7.2$Windows_X86_64 LibreOffice_project/c838ef25c16710f8838b1faec480ebba495259d0</meta:generator>
    <meta:document-statistic meta:object-count="982"/>
  </office:meta>
</office:document-meta>
</file>

<file path=Object 1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3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4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